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Table3" style:family="table">
      <style:table-properties style:width="6.6931in" table:align="margins"/>
    </style:style>
    <style:style style:name="Table3.A" style:family="table-column">
      <style:table-column-properties style:column-width="1.8125in" style:rel-column-width="2610*"/>
    </style:style>
    <style:style style:name="Table3.B" style:family="table-column">
      <style:table-column-properties style:column-width="4.8806in" style:rel-column-width="7028*"/>
    </style:style>
    <style:style style:name="Table3.A1" style:family="table-cell">
      <style:table-cell-properties fo:padding-left="0.0403in" fo:padding-right="0.0403in" fo:padding-top="0.0597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3bc335" officeooo:paragraph-rsid="00242404" style:font-weight-asian="normal" style:font-weight-complex="normal"/>
    </style:style>
    <style:style style:name="P20" style:family="paragraph" style:parent-style-name="Text_20_body">
      <style:text-properties style:text-underline-style="none" fo:font-weight="normal" officeooo:rsid="003bc335" officeooo:paragraph-rsid="00ac119a" style:font-weight-asian="normal" style:font-weight-complex="normal"/>
    </style:style>
    <style:style style:name="P21" style:family="paragraph" style:parent-style-name="Text_20_body">
      <style:text-properties style:text-underline-style="none" fo:font-weight="normal" officeooo:rsid="0019395a" officeooo:paragraph-rsid="00205577" style:font-weight-asian="normal" style:font-weight-complex="normal"/>
    </style:style>
    <style:style style:name="P22" style:family="paragraph" style:parent-style-name="Text_20_body">
      <style:text-properties style:text-underline-style="none" fo:font-weight="normal" officeooo:rsid="0140ac34" officeooo:paragraph-rsid="0165bd98" style:font-weight-asian="normal" style:font-weight-complex="normal"/>
    </style:style>
    <style:style style:name="P23" style:family="paragraph" style:parent-style-name="Text_20_body">
      <style:text-properties style:text-underline-style="none" fo:font-weight="normal" officeooo:rsid="01624fb1" officeooo:paragraph-rsid="01641c3f" style:font-weight-asian="normal" style:font-weight-complex="normal"/>
    </style:style>
    <style:style style:name="P24" style:family="paragraph" style:parent-style-name="Text_20_body">
      <style:text-properties style:text-underline-style="none" officeooo:rsid="01dade47" officeooo:paragraph-rsid="01e2a184"/>
    </style:style>
    <style:style style:name="P25" style:family="paragraph" style:parent-style-name="Text_20_body">
      <style:text-properties style:text-underline-style="none" officeooo:rsid="01e001c5" officeooo:paragraph-rsid="01e001c5"/>
    </style:style>
    <style:style style:name="P26" style:family="paragraph" style:parent-style-name="Text_20_body">
      <style:text-properties style:text-underline-style="none" fo:font-weight="bold" officeooo:rsid="0227e6d5" officeooo:paragraph-rsid="0227e6d5" style:font-weight-asian="bold" style:font-weight-complex="bold"/>
    </style:style>
    <style:style style:name="P27"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8"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0"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1"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4"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5"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6"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7"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8"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9" style:family="paragraph" style:parent-style-name="Text_20_body">
      <style:text-properties fo:font-weight="normal" officeooo:rsid="00f0c756" officeooo:paragraph-rsid="0102ca80" style:font-weight-asian="normal" style:font-weight-complex="normal"/>
    </style:style>
    <style:style style:name="P40" style:family="paragraph" style:parent-style-name="Text_20_body">
      <style:text-properties fo:font-weight="normal" officeooo:rsid="02298d46" officeooo:paragraph-rsid="02298d46" style:font-weight-asian="normal" style:font-weight-complex="normal"/>
    </style:style>
    <style:style style:name="P41" style:family="paragraph" style:parent-style-name="Text_20_body">
      <style:text-properties fo:font-weight="normal" officeooo:rsid="022a28d7" officeooo:paragraph-rsid="022a28d7" style:font-weight-asian="normal" style:font-weight-complex="normal"/>
    </style:style>
    <style:style style:name="P42" style:family="paragraph" style:parent-style-name="Text_20_body">
      <style:text-properties fo:font-weight="normal" officeooo:rsid="02318e73" officeooo:paragraph-rsid="02318e73" style:font-weight-asian="normal" style:font-weight-complex="normal"/>
    </style:style>
    <style:style style:name="P43" style:family="paragraph" style:parent-style-name="Text_20_body">
      <style:text-properties fo:font-weight="normal" officeooo:rsid="0238613c" officeooo:paragraph-rsid="0238613c" style:font-weight-asian="normal" style:font-weight-complex="normal"/>
    </style:style>
    <style:style style:name="P44"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5"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6"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7" style:family="paragraph" style:parent-style-name="Text_20_body">
      <style:text-properties officeooo:rsid="013cd511" officeooo:paragraph-rsid="013cd511"/>
    </style:style>
    <style:style style:name="P48" style:family="paragraph" style:parent-style-name="Text_20_body">
      <style:text-properties officeooo:rsid="017c36f4" officeooo:paragraph-rsid="018fdb3c"/>
    </style:style>
    <style:style style:name="P49" style:family="paragraph" style:parent-style-name="Text_20_body">
      <style:text-properties officeooo:rsid="0190527a" officeooo:paragraph-rsid="0190527a"/>
    </style:style>
    <style:style style:name="P50" style:family="paragraph" style:parent-style-name="Text_20_body">
      <style:text-properties officeooo:rsid="017a5458" officeooo:paragraph-rsid="018fdb3c"/>
    </style:style>
    <style:style style:name="P51"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58" style:family="paragraph" style:parent-style-name="Text_20_body">
      <style:text-properties officeooo:paragraph-rsid="01382d30"/>
    </style:style>
    <style:style style:name="P59" style:family="paragraph" style:parent-style-name="Text_20_body">
      <style:text-properties officeooo:rsid="01e041af" officeooo:paragraph-rsid="01e041af"/>
    </style:style>
    <style:style style:name="P60" style:family="paragraph" style:parent-style-name="Text_20_body">
      <style:text-properties officeooo:rsid="01e8203e" officeooo:paragraph-rsid="01e8203e"/>
    </style:style>
    <style:style style:name="P61" style:family="paragraph" style:parent-style-name="Text_20_body">
      <style:text-properties officeooo:paragraph-rsid="016e620a"/>
    </style:style>
    <style:style style:name="P62" style:family="paragraph" style:parent-style-name="Text_20_body">
      <style:text-properties style:font-name="Liberation Sans1" fo:font-size="12pt" officeooo:rsid="01695277" officeooo:paragraph-rsid="01695277" style:font-size-asian="12pt" style:font-size-complex="12pt"/>
    </style:style>
    <style:style style:name="P63" style:family="paragraph" style:parent-style-name="Text_20_body">
      <style:text-properties officeooo:rsid="02246589" officeooo:paragraph-rsid="02246589"/>
    </style:style>
    <style:style style:name="P64" style:family="paragraph" style:parent-style-name="Text_20_body">
      <style:text-properties fo:font-weight="bold" officeooo:rsid="0227e6d5" officeooo:paragraph-rsid="0227e6d5" style:font-weight-asian="bold" style:font-weight-complex="bold"/>
    </style:style>
    <style:style style:name="P65" style:family="paragraph" style:parent-style-name="Text_20_body">
      <style:text-properties officeooo:paragraph-rsid="0249ba13"/>
    </style:style>
    <style:style style:name="P66"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67"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68" style:family="paragraph" style:parent-style-name="Figure">
      <style:text-properties officeooo:rsid="013ec589" officeooo:paragraph-rsid="013ec589"/>
    </style:style>
    <style:style style:name="P69"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70"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71"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2"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3"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4" style:family="paragraph" style:parent-style-name="D">
      <style:text-properties officeooo:paragraph-rsid="028a43ba"/>
    </style:style>
    <style:style style:name="P75" style:family="paragraph" style:parent-style-name="D">
      <style:text-properties officeooo:paragraph-rsid="02a4316f"/>
    </style:style>
    <style:style style:name="P76" style:family="paragraph" style:parent-style-name="Standard">
      <style:text-properties officeooo:paragraph-rsid="02bc81cd"/>
    </style:style>
    <style:style style:name="P77" style:family="paragraph" style:parent-style-name="Table_20_Contents">
      <style:text-properties officeooo:rsid="024c7cc2" officeooo:paragraph-rsid="024c7cc2"/>
    </style:style>
    <style:style style:name="P78" style:family="paragraph" style:parent-style-name="Table_20_Contents">
      <style:text-properties officeooo:rsid="024cc0a6" officeooo:paragraph-rsid="024cc0a6"/>
    </style:style>
    <style:style style:name="P79" style:family="paragraph" style:parent-style-name="Table_20_Contents">
      <style:text-properties officeooo:rsid="024dff56" officeooo:paragraph-rsid="024dff56"/>
    </style:style>
    <style:style style:name="P80" style:family="paragraph" style:parent-style-name="Table_20_Contents">
      <style:text-properties officeooo:rsid="024fe343" officeooo:paragraph-rsid="024fe343"/>
    </style:style>
    <style:style style:name="P81" style:family="paragraph" style:parent-style-name="Table_20_Contents">
      <style:text-properties officeooo:rsid="02511098" officeooo:paragraph-rsid="02511098"/>
    </style:style>
    <style:style style:name="P82" style:family="paragraph" style:parent-style-name="Table_20_Contents">
      <style:text-properties officeooo:rsid="0252b9a5" officeooo:paragraph-rsid="0252b9a5"/>
    </style:style>
    <style:style style:name="P83" style:family="paragraph" style:parent-style-name="Table_20_Contents">
      <style:text-properties officeooo:rsid="02542a63" officeooo:paragraph-rsid="02542a63"/>
    </style:style>
    <style:style style:name="P84" style:family="paragraph" style:parent-style-name="Table_20_Contents">
      <style:text-properties officeooo:rsid="025448fb" officeooo:paragraph-rsid="025448fb"/>
    </style:style>
    <style:style style:name="P85"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6" style:family="paragraph" style:parent-style-name="Table_20_Contents">
      <style:text-properties fo:color="#000000" loext:opacity="100%" fo:font-weight="bold" officeooo:paragraph-rsid="0272121a" fo:background-color="transparent"/>
    </style:style>
    <style:style style:name="P87" style:family="paragraph" style:parent-style-name="Table_20_Contents">
      <style:text-properties fo:font-weight="bold" officeooo:rsid="026e2df6" officeooo:paragraph-rsid="0272121a" style:font-weight-asian="bold" style:font-weight-complex="bold"/>
    </style:style>
    <style:style style:name="P88" style:family="paragraph" style:parent-style-name="Table_20_Contents">
      <style:text-properties fo:font-weight="bold" officeooo:rsid="02735648" officeooo:paragraph-rsid="027655fe" style:font-weight-asian="bold" style:font-weight-complex="bold"/>
    </style:style>
    <style:style style:name="P89" style:family="paragraph" style:parent-style-name="Table_20_Contents">
      <style:text-properties fo:font-weight="bold" officeooo:rsid="02735648" officeooo:paragraph-rsid="0276a87c" style:font-weight-asian="bold" style:font-weight-complex="bold"/>
    </style:style>
    <style:style style:name="P90" style:family="paragraph" style:parent-style-name="Table_20_Contents">
      <style:text-properties fo:font-weight="bold" officeooo:rsid="02735648" officeooo:paragraph-rsid="0277a051" style:font-weight-asian="bold" style:font-weight-complex="bold"/>
    </style:style>
    <style:style style:name="P91" style:family="paragraph" style:parent-style-name="Table_20_Contents">
      <style:text-properties officeooo:paragraph-rsid="0272121a"/>
    </style:style>
    <style:style style:name="P92" style:family="paragraph" style:parent-style-name="Table_20_Contents">
      <style:text-properties officeooo:paragraph-rsid="02bc81cd"/>
    </style:style>
    <style:style style:name="P93" style:family="paragraph" style:parent-style-name="Table_20_Contents">
      <style:text-properties officeooo:rsid="02bebf58" officeooo:paragraph-rsid="02c17306"/>
    </style:style>
    <style:style style:name="P94" style:family="paragraph" style:parent-style-name="Table_20_Contents">
      <style:text-properties officeooo:rsid="02c343c2" officeooo:paragraph-rsid="02c343c2"/>
    </style:style>
    <style:style style:name="P95" style:family="paragraph" style:parent-style-name="Table_20_Contents">
      <style:text-properties officeooo:rsid="02c686c3" officeooo:paragraph-rsid="02c686c3"/>
    </style:style>
    <style:style style:name="P96" style:family="paragraph" style:parent-style-name="Title">
      <style:text-properties officeooo:rsid="02b5d3a2" officeooo:paragraph-rsid="02bc81cd"/>
    </style:style>
    <style:style style:name="P97" style:family="paragraph" style:parent-style-name="Title">
      <style:text-properties officeooo:rsid="02b5d3a2" officeooo:paragraph-rsid="02cd8525"/>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Contents_20_2">
      <style:paragraph-properties>
        <style:tab-stops>
          <style:tab-stop style:position="6.4965in" style:type="right" style:leader-style="dotted" style:leader-text="."/>
        </style:tab-stops>
      </style:paragraph-properties>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style:text-underline-style="none"/>
    </style:style>
    <style:style style:name="P102" style:family="paragraph" style:parent-style-name="Heading_20_2">
      <style:text-properties officeooo:rsid="0249ba13" officeooo:paragraph-rsid="0249ba13"/>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24a822e" officeooo:paragraph-rsid="024a822e"/>
    </style:style>
    <style:style style:name="P105" style:family="paragraph" style:parent-style-name="Table_20_Contents">
      <style:text-properties officeooo:rsid="032778ac" officeooo:paragraph-rsid="032778ac"/>
    </style:style>
    <style:style style:name="P106" style:family="paragraph" style:parent-style-name="Table_20_Contents">
      <style:text-properties officeooo:rsid="032b549d" officeooo:paragraph-rsid="032b549d"/>
    </style:style>
    <style:style style:name="P107" style:family="paragraph" style:parent-style-name="Table_20_Contents">
      <style:text-properties officeooo:rsid="032e5b96" officeooo:paragraph-rsid="032e5b96"/>
    </style:style>
    <style:style style:name="P108" style:family="paragraph" style:parent-style-name="Table_20_Contents">
      <style:text-properties officeooo:rsid="032f4cdb" officeooo:paragraph-rsid="032f4cdb"/>
    </style:style>
    <style:style style:name="P109" style:family="paragraph" style:parent-style-name="Text_20_body">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110" style:family="paragraph" style:parent-style-name="Text_20_body">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111" style:family="paragraph" style:parent-style-name="Text_20_body">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112" style:family="paragraph" style:parent-style-name="Text_20_body">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113" style:family="paragraph" style:parent-style-name="Text_20_body">
      <style:text-properties style:text-underline-style="none" fo:font-weight="normal" officeooo:rsid="0081f2a7" officeooo:paragraph-rsid="0325c9ad" style:font-weight-asian="normal" style:font-weight-complex="normal"/>
    </style:style>
    <style:style style:name="P114" style:family="paragraph" style:parent-style-name="Text_20_body">
      <style:text-properties style:text-underline-style="none" fo:font-weight="normal" officeooo:rsid="00975107" officeooo:paragraph-rsid="0325c9ad" style:font-weight-asian="normal" style:font-weight-complex="normal"/>
    </style:style>
    <style:style style:name="P115" style:family="paragraph" style:parent-style-name="Text_20_body">
      <style:text-properties style:text-underline-style="none" fo:font-weight="normal" officeooo:rsid="0140ac34" officeooo:paragraph-rsid="032778ac" style:font-weight-asian="normal" style:font-weight-complex="normal"/>
    </style:style>
    <style:style style:name="P116" style:family="paragraph" style:parent-style-name="Text_20_body">
      <style:text-properties style:text-underline-style="none" fo:font-weight="normal" officeooo:rsid="016874f6" officeooo:paragraph-rsid="016874f6" style:font-weight-asian="normal" style:font-weight-complex="normal"/>
    </style:style>
    <style:style style:name="P117" style:family="paragraph" style:parent-style-name="Text_20_body">
      <style:text-properties style:text-underline-style="none" fo:font-weight="normal" officeooo:rsid="0165bd98" officeooo:paragraph-rsid="0332cb25" style:font-weight-asian="normal" style:font-weight-complex="normal"/>
    </style:style>
    <style:style style:name="P118" style:family="paragraph" style:parent-style-name="Text_20_body">
      <style:paragraph-properties fo:margin-left="0in" fo:margin-right="0in"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officeooo:rsid="004e7c85"/>
    </style:style>
    <style:style style:name="T16" style:family="text">
      <style:text-properties officeooo:rsid="0050c553"/>
    </style:style>
    <style:style style:name="T17" style:family="text">
      <style:text-properties style:font-name="Liberation Sans1" style:font-name-asian="Microsoft YaHei" style:font-name-complex="Arial"/>
    </style:style>
    <style:style style:name="T18" style:family="text">
      <style:text-properties style:font-name="Liberation Sans1" officeooo:rsid="004f58a1" style:font-name-asian="Microsoft YaHei" style:font-name-complex="Arial"/>
    </style:style>
    <style:style style:name="T19" style:family="text">
      <style:text-properties style:font-name="Liberation Sans1" officeooo:rsid="00248ef5" style:font-name-asian="Microsoft YaHei" style:font-name-complex="Arial"/>
    </style:style>
    <style:style style:name="T20" style:family="text">
      <style:text-properties style:font-name="Liberation Sans1" officeooo:rsid="006377f0" style:font-name-asian="Microsoft YaHei" style:font-name-complex="Arial"/>
    </style:style>
    <style:style style:name="T21" style:family="text">
      <style:text-properties style:font-name="Liberation Sans1" officeooo:rsid="00fe1114" style:font-name-asian="Microsoft YaHei" style:font-name-complex="Arial"/>
    </style:style>
    <style:style style:name="T22" style:family="text">
      <style:text-properties style:font-name="Liberation Sans1" officeooo:rsid="0104bac1" style:font-name-asian="Microsoft YaHei" style:font-name-complex="Arial"/>
    </style:style>
    <style:style style:name="T23" style:family="text">
      <style:text-properties style:font-name="Liberation Sans1" officeooo:rsid="01077de8" style:font-name-asian="Microsoft YaHei" style:font-name-complex="Arial"/>
    </style:style>
    <style:style style:name="T24" style:family="text">
      <style:text-properties style:font-name="Liberation Sans1" officeooo:rsid="01093181" style:font-name-asian="Microsoft YaHei" style:font-name-complex="Arial"/>
    </style:style>
    <style:style style:name="T25" style:family="text">
      <style:text-properties style:font-name="Liberation Sans1" officeooo:rsid="010a0244" style:font-name-asian="Microsoft YaHei" style:font-name-complex="Arial"/>
    </style:style>
    <style:style style:name="T26" style:family="text">
      <style:text-properties style:font-name="Liberation Sans1" officeooo:rsid="010d3c8e" style:font-name-asian="Microsoft YaHei" style:font-name-complex="Arial"/>
    </style:style>
    <style:style style:name="T27" style:family="text">
      <style:text-properties style:font-name="Liberation Sans1" officeooo:rsid="00fc9e67" style:font-name-asian="Microsoft YaHei" style:font-name-complex="Arial"/>
    </style:style>
    <style:style style:name="T28" style:family="text">
      <style:text-properties style:font-name="Liberation Sans1" officeooo:rsid="00ff0b7e" style:font-name-asian="Microsoft YaHei" style:font-name-complex="Arial"/>
    </style:style>
    <style:style style:name="T29" style:family="text">
      <style:text-properties style:font-name="Liberation Sans1" officeooo:rsid="01139b00" style:font-name-asian="Microsoft YaHei" style:font-name-complex="Arial"/>
    </style:style>
    <style:style style:name="T30" style:family="text">
      <style:text-properties style:font-name="Liberation Sans1" officeooo:rsid="02075fe6" style:font-name-asian="Microsoft YaHei" style:font-name-complex="Arial"/>
    </style:style>
    <style:style style:name="T31" style:family="text">
      <style:text-properties style:font-name="Liberation Sans1" officeooo:rsid="00fc9e67"/>
    </style:style>
    <style:style style:name="T32"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3" style:family="text">
      <style:text-properties style:font-name="Liberation Sans1" fo:font-size="12pt" fo:font-style="normal" officeooo:rsid="016997fc" style:font-size-asian="12pt" style:font-style-asian="normal" style:font-size-complex="12pt" style:font-style-complex="normal"/>
    </style:style>
    <style:style style:name="T34" style:family="text">
      <style:text-properties style:font-name="Liberation Sans1" fo:font-size="12pt" fo:font-style="normal" officeooo:rsid="016e620a" style:font-size-asian="12pt" style:font-style-asian="normal" style:font-size-complex="12pt" style:font-style-complex="normal"/>
    </style:style>
    <style:style style:name="T35" style:family="text">
      <style:text-properties style:font-name="Liberation Sans1" fo:font-size="12pt" fo:font-style="normal" officeooo:rsid="016f3e4a" style:font-size-asian="12pt" style:font-style-asian="normal" style:font-size-complex="12pt" style:font-style-complex="normal"/>
    </style:style>
    <style:style style:name="T36" style:family="text">
      <style:text-properties style:font-name="Liberation Sans1" fo:font-size="12pt" fo:font-style="normal" officeooo:rsid="017077aa" style:font-size-asian="12pt" style:font-style-asian="normal" style:font-size-complex="12pt" style:font-style-complex="normal"/>
    </style:style>
    <style:style style:name="T37" style:family="text">
      <style:text-properties style:font-name="Liberation Sans1" fo:font-size="12pt" fo:font-weight="normal" style:font-weight-asian="normal" style:font-weight-complex="normal"/>
    </style:style>
    <style:style style:name="T38" style:family="text">
      <style:text-properties style:font-name="Liberation Sans1" fo:font-size="12pt" fo:font-weight="normal" officeooo:rsid="0272121a" style:font-size-asian="12pt" style:font-weight-asian="normal" style:font-size-complex="12pt" style:font-weight-complex="normal"/>
    </style:style>
    <style:style style:name="T39" style:family="text">
      <style:text-properties style:font-name="Liberation Sans1" officeooo:rsid="0266bc51" style:font-weight-asian="bold" style:font-weight-complex="bold"/>
    </style:style>
    <style:style style:name="T40" style:family="text">
      <style:text-properties style:font-name="Liberation Sans1" fo:font-weight="normal" officeooo:rsid="0266bc51" style:font-weight-asian="normal" style:font-weight-complex="normal"/>
    </style:style>
    <style:style style:name="T41" style:family="text">
      <style:text-properties officeooo:rsid="006cb50a"/>
    </style:style>
    <style:style style:name="T42" style:family="text">
      <style:text-properties officeooo:rsid="006ec0b8"/>
    </style:style>
    <style:style style:name="T43" style:family="text">
      <style:text-properties officeooo:rsid="006ef213"/>
    </style:style>
    <style:style style:name="T44" style:family="text">
      <style:text-properties officeooo:rsid="007435c3"/>
    </style:style>
    <style:style style:name="T45" style:family="text">
      <style:text-properties officeooo:rsid="00762ff1"/>
    </style:style>
    <style:style style:name="T46" style:family="text">
      <style:text-properties officeooo:rsid="0076fce3"/>
    </style:style>
    <style:style style:name="T47" style:family="text">
      <style:text-properties officeooo:rsid="007b5dce"/>
    </style:style>
    <style:style style:name="T48" style:family="text">
      <style:text-properties officeooo:rsid="0082f636"/>
    </style:style>
    <style:style style:name="T49" style:family="text">
      <style:text-properties officeooo:rsid="0083df1a"/>
    </style:style>
    <style:style style:name="T50" style:family="text">
      <style:text-properties officeooo:rsid="00847767"/>
    </style:style>
    <style:style style:name="T51" style:family="text">
      <style:text-properties officeooo:rsid="0086ca45"/>
    </style:style>
    <style:style style:name="T52" style:family="text">
      <style:text-properties officeooo:rsid="0088a89e"/>
    </style:style>
    <style:style style:name="T53" style:family="text">
      <style:text-properties officeooo:rsid="0089d496"/>
    </style:style>
    <style:style style:name="T54" style:family="text">
      <style:text-properties officeooo:rsid="008bde9f"/>
    </style:style>
    <style:style style:name="T55" style:family="text">
      <style:text-properties officeooo:rsid="008d76c5"/>
    </style:style>
    <style:style style:name="T56" style:family="text">
      <style:text-properties officeooo:rsid="00905d6d"/>
    </style:style>
    <style:style style:name="T57" style:family="text">
      <style:text-properties officeooo:rsid="009187d9"/>
    </style:style>
    <style:style style:name="T58" style:family="text">
      <style:text-properties officeooo:rsid="0093669c"/>
    </style:style>
    <style:style style:name="T59" style:family="text">
      <style:text-properties officeooo:rsid="00950b2b"/>
    </style:style>
    <style:style style:name="T60" style:family="text">
      <style:text-properties officeooo:rsid="00975107"/>
    </style:style>
    <style:style style:name="T61" style:family="text">
      <style:text-properties officeooo:rsid="0098cfdb"/>
    </style:style>
    <style:style style:name="T62" style:family="text">
      <style:text-properties officeooo:rsid="009967e2"/>
    </style:style>
    <style:style style:name="T63" style:family="text">
      <style:text-properties officeooo:rsid="009bd27a"/>
    </style:style>
    <style:style style:name="T64" style:family="text">
      <style:text-properties officeooo:rsid="009cb513"/>
    </style:style>
    <style:style style:name="T65" style:family="text">
      <style:text-properties officeooo:rsid="009da820"/>
    </style:style>
    <style:style style:name="T66" style:family="text">
      <style:text-properties officeooo:rsid="009df7e2"/>
    </style:style>
    <style:style style:name="T67" style:family="text">
      <style:text-properties officeooo:rsid="00a198b2"/>
    </style:style>
    <style:style style:name="T68" style:family="text">
      <style:text-properties officeooo:rsid="00a1f01c"/>
    </style:style>
    <style:style style:name="T69" style:family="text">
      <style:text-properties officeooo:rsid="00b00248"/>
    </style:style>
    <style:style style:name="T70" style:family="text">
      <style:text-properties officeooo:rsid="00b16cb5"/>
    </style:style>
    <style:style style:name="T71" style:family="text">
      <style:text-properties officeooo:rsid="00b449cf"/>
    </style:style>
    <style:style style:name="T72" style:family="text">
      <style:text-properties officeooo:rsid="00b6279d"/>
    </style:style>
    <style:style style:name="T73" style:family="text">
      <style:text-properties officeooo:rsid="00bb9edd"/>
    </style:style>
    <style:style style:name="T74" style:family="text">
      <style:text-properties officeooo:rsid="00be48b2"/>
    </style:style>
    <style:style style:name="T75" style:family="text">
      <style:text-properties officeooo:rsid="00bed078"/>
    </style:style>
    <style:style style:name="T76" style:family="text">
      <style:text-properties officeooo:rsid="00c0860d"/>
    </style:style>
    <style:style style:name="T77" style:family="text">
      <style:text-properties officeooo:rsid="00c19dd5"/>
    </style:style>
    <style:style style:name="T78" style:family="text">
      <style:text-properties officeooo:rsid="008c711e"/>
    </style:style>
    <style:style style:name="T79" style:family="text">
      <style:text-properties officeooo:rsid="009abce1"/>
    </style:style>
    <style:style style:name="T80" style:family="text">
      <style:text-properties officeooo:rsid="00c9f68c"/>
    </style:style>
    <style:style style:name="T81" style:family="text">
      <style:text-properties officeooo:rsid="00d271f7"/>
    </style:style>
    <style:style style:name="T82" style:family="text">
      <style:text-properties officeooo:rsid="00d2791c"/>
    </style:style>
    <style:style style:name="T83" style:family="text">
      <style:text-properties officeooo:rsid="00d2d0df"/>
    </style:style>
    <style:style style:name="T84" style:family="text">
      <style:text-properties style:text-line-through-style="none" style:text-line-through-type="none" style:text-position="0% 100%" style:text-underline-style="none" officeooo:rsid="00f5aa35"/>
    </style:style>
    <style:style style:name="T85" style:family="text">
      <style:text-properties style:text-line-through-style="none" style:text-line-through-type="none" style:text-position="0% 100%" style:text-underline-style="none" officeooo:rsid="00f7efa9"/>
    </style:style>
    <style:style style:name="T86" style:family="text">
      <style:text-properties officeooo:rsid="00dbf967"/>
    </style:style>
    <style:style style:name="T87" style:family="text">
      <style:text-properties officeooo:rsid="00dc1dfa"/>
    </style:style>
    <style:style style:name="T88" style:family="text">
      <style:text-properties officeooo:rsid="00de8f6f"/>
    </style:style>
    <style:style style:name="T89" style:family="text">
      <style:text-properties officeooo:rsid="00e97fcc"/>
    </style:style>
    <style:style style:name="T90" style:family="text">
      <style:text-properties officeooo:rsid="00eb0781"/>
    </style:style>
    <style:style style:name="T91" style:family="text">
      <style:text-properties style:text-position="super 58%" officeooo:rsid="00eb0781"/>
    </style:style>
    <style:style style:name="T92" style:family="text">
      <style:text-properties style:text-position="super 58%" officeooo:rsid="00f43a92"/>
    </style:style>
    <style:style style:name="T93" style:family="text">
      <style:text-properties style:text-position="super 58%" style:font-name="Liberation Sans1" style:font-name-asian="Microsoft YaHei" style:font-name-complex="Arial"/>
    </style:style>
    <style:style style:name="T94" style:family="text">
      <style:text-properties style:text-position="super 58%" style:font-name="Liberation Sans1" officeooo:rsid="0114dca5" style:font-name-asian="Microsoft YaHei" style:font-name-complex="Arial"/>
    </style:style>
    <style:style style:name="T95" style:family="text">
      <style:text-properties style:text-position="0% 100%" officeooo:rsid="00eb0781"/>
    </style:style>
    <style:style style:name="T96" style:family="text">
      <style:text-properties style:text-position="0% 100%" officeooo:rsid="00f43a92"/>
    </style:style>
    <style:style style:name="T97" style:family="text">
      <style:text-properties style:text-position="0% 100%" officeooo:rsid="00f5aa35"/>
    </style:style>
    <style:style style:name="T98" style:family="text">
      <style:text-properties style:text-position="0% 100%" style:font-name="Liberation Sans1" style:font-name-asian="Microsoft YaHei" style:font-name-complex="Arial"/>
    </style:style>
    <style:style style:name="T99" style:family="text">
      <style:text-properties style:text-position="0% 100%" style:font-name="Liberation Sans1" officeooo:rsid="01160fcb" style:font-name-asian="Microsoft YaHei" style:font-name-complex="Arial"/>
    </style:style>
    <style:style style:name="T100" style:family="text">
      <style:text-properties style:text-position="0% 100%" style:font-name="Liberation Sans1" officeooo:rsid="01180f9a" style:font-name-asian="Microsoft YaHei" style:font-name-complex="Arial"/>
    </style:style>
    <style:style style:name="T101" style:family="text">
      <style:text-properties style:text-position="0% 100%" style:font-name="Liberation Sans1" officeooo:rsid="011873dc" style:font-name-asian="Microsoft YaHei" style:font-name-complex="Arial"/>
    </style:style>
    <style:style style:name="T102" style:family="text">
      <style:text-properties style:text-position="0% 100%" style:font-name="Liberation Sans1" officeooo:rsid="01198626" style:font-name-asian="Microsoft YaHei" style:font-name-complex="Arial"/>
    </style:style>
    <style:style style:name="T103" style:family="text">
      <style:text-properties style:text-position="0% 100%" style:font-name="Liberation Sans1" officeooo:rsid="011a5152" style:font-name-asian="Microsoft YaHei" style:font-name-complex="Arial"/>
    </style:style>
    <style:style style:name="T104" style:family="text">
      <style:text-properties style:text-position="0% 100%" style:font-name="Liberation Sans1" officeooo:rsid="011be992" style:font-name-asian="Microsoft YaHei" style:font-name-complex="Arial"/>
    </style:style>
    <style:style style:name="T105" style:family="text">
      <style:text-properties style:text-position="0% 100%" style:font-name="Liberation Sans1" officeooo:rsid="011cfcd8" style:font-name-asian="Microsoft YaHei" style:font-name-complex="Arial"/>
    </style:style>
    <style:style style:name="T106" style:family="text">
      <style:text-properties style:text-position="0% 100%" style:font-name="Liberation Sans1" officeooo:rsid="011ecde3" style:font-name-asian="Microsoft YaHei" style:font-name-complex="Arial"/>
    </style:style>
    <style:style style:name="T107" style:family="text">
      <style:text-properties style:text-position="0% 100%" style:font-name="Liberation Sans1" officeooo:rsid="01093181" style:font-name-asian="Microsoft YaHei" style:font-name-complex="Arial"/>
    </style:style>
    <style:style style:name="T108" style:family="text">
      <style:text-properties style:text-position="0% 100%" style:font-name="Liberation Sans1" officeooo:rsid="011ee2e6" style:font-name-asian="Microsoft YaHei" style:font-name-complex="Arial"/>
    </style:style>
    <style:style style:name="T109" style:family="text">
      <style:text-properties style:text-position="0% 100%" style:font-name="Liberation Sans1" officeooo:rsid="012435b7" style:font-name-asian="Microsoft YaHei" style:font-name-complex="Arial"/>
    </style:style>
    <style:style style:name="T110" style:family="text">
      <style:text-properties style:text-position="0% 100%" style:font-name="Liberation Sans1" officeooo:rsid="01139b00" style:font-name-asian="Microsoft YaHei" style:font-name-complex="Arial"/>
    </style:style>
    <style:style style:name="T111" style:family="text">
      <style:text-properties style:text-position="0% 100%" style:font-name="Liberation Sans1" officeooo:rsid="01259b76" style:font-name-asian="Microsoft YaHei" style:font-name-complex="Arial"/>
    </style:style>
    <style:style style:name="T112" style:family="text">
      <style:text-properties style:text-position="0% 100%" style:font-name="Liberation Sans1" officeooo:rsid="0127a311" style:font-name-asian="Microsoft YaHei" style:font-name-complex="Arial"/>
    </style:style>
    <style:style style:name="T113" style:family="text">
      <style:text-properties style:text-position="0% 100%" style:font-name="Liberation Sans1" officeooo:rsid="01289b5a" style:font-name-asian="Microsoft YaHei" style:font-name-complex="Arial"/>
    </style:style>
    <style:style style:name="T114" style:family="text">
      <style:text-properties style:text-position="0% 100%" style:font-name="Liberation Sans1" officeooo:rsid="012983ec" style:font-name-asian="Microsoft YaHei" style:font-name-complex="Arial"/>
    </style:style>
    <style:style style:name="T115" style:family="text">
      <style:text-properties style:text-position="0% 100%" style:font-name="Liberation Sans1" officeooo:rsid="012a9b7a" style:font-name-asian="Microsoft YaHei" style:font-name-complex="Arial"/>
    </style:style>
    <style:style style:name="T116" style:family="text">
      <style:text-properties style:text-position="0% 100%" style:font-name="Liberation Sans1" officeooo:rsid="012c4043" style:font-name-asian="Microsoft YaHei" style:font-name-complex="Arial"/>
    </style:style>
    <style:style style:name="T117" style:family="text">
      <style:text-properties style:text-position="0% 100%" style:font-name="Liberation Sans1" officeooo:rsid="012d429e" style:font-name-asian="Microsoft YaHei" style:font-name-complex="Arial"/>
    </style:style>
    <style:style style:name="T118" style:family="text">
      <style:text-properties style:text-position="0% 100%" style:font-name="Liberation Sans1" officeooo:rsid="012e38cf" style:font-name-asian="Microsoft YaHei" style:font-name-complex="Arial"/>
    </style:style>
    <style:style style:name="T119" style:family="text">
      <style:text-properties style:text-position="0% 100%" style:font-name="Liberation Sans1" officeooo:rsid="012f85d8" style:font-name-asian="Microsoft YaHei" style:font-name-complex="Arial"/>
    </style:style>
    <style:style style:name="T120" style:family="text">
      <style:text-properties style:text-position="0% 100%" style:font-name="Liberation Sans1" officeooo:rsid="013163af" style:font-name-asian="Microsoft YaHei" style:font-name-complex="Arial"/>
    </style:style>
    <style:style style:name="T121" style:family="text">
      <style:text-properties style:text-position="0% 100%" style:font-name="Liberation Sans1" officeooo:rsid="0114dca5" style:font-name-asian="Microsoft YaHei" style:font-name-complex="Arial"/>
    </style:style>
    <style:style style:name="T122" style:family="text">
      <style:text-properties style:text-position="0% 100%" style:font-name="Liberation Sans1" officeooo:rsid="01329544" style:font-name-asian="Microsoft YaHei" style:font-name-complex="Arial"/>
    </style:style>
    <style:style style:name="T123" style:family="text">
      <style:text-properties style:text-position="0% 100%" style:font-name="Liberation Sans1" officeooo:rsid="020869a5" style:font-name-asian="Microsoft YaHei" style:font-name-complex="Arial"/>
    </style:style>
    <style:style style:name="T124"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5"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6"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7" style:family="text">
      <style:text-properties officeooo:rsid="00ec9050"/>
    </style:style>
    <style:style style:name="T128" style:family="text">
      <style:text-properties officeooo:rsid="00ef2bc1"/>
    </style:style>
    <style:style style:name="T129" style:family="text">
      <style:text-properties officeooo:rsid="00f1066f"/>
    </style:style>
    <style:style style:name="T130" style:family="text">
      <style:text-properties officeooo:rsid="00f28bb3"/>
    </style:style>
    <style:style style:name="T131" style:family="text">
      <style:text-properties officeooo:rsid="00f43a92"/>
    </style:style>
    <style:style style:name="T132" style:family="text">
      <style:text-properties officeooo:rsid="00f5aa35"/>
    </style:style>
    <style:style style:name="T133" style:family="text">
      <style:text-properties officeooo:rsid="00fc9e67"/>
    </style:style>
    <style:style style:name="T134" style:family="text">
      <style:text-properties officeooo:rsid="01410b7c"/>
    </style:style>
    <style:style style:name="T135" style:family="text">
      <style:text-properties officeooo:rsid="01439c79"/>
    </style:style>
    <style:style style:name="T136" style:family="text">
      <style:text-properties officeooo:rsid="0143e11d"/>
    </style:style>
    <style:style style:name="T137" style:family="text">
      <style:text-properties officeooo:rsid="01446f97"/>
    </style:style>
    <style:style style:name="T138" style:family="text">
      <style:text-properties officeooo:rsid="0145cf7b"/>
    </style:style>
    <style:style style:name="T139" style:family="text">
      <style:text-properties officeooo:rsid="0146f17a"/>
    </style:style>
    <style:style style:name="T140" style:family="text">
      <style:text-properties officeooo:rsid="0148c724"/>
    </style:style>
    <style:style style:name="T141" style:family="text">
      <style:text-properties officeooo:rsid="014a04f4"/>
    </style:style>
    <style:style style:name="T142" style:family="text">
      <style:text-properties officeooo:rsid="014b6ec8"/>
    </style:style>
    <style:style style:name="T143" style:family="text">
      <style:text-properties officeooo:rsid="014ee10e"/>
    </style:style>
    <style:style style:name="T144" style:family="text">
      <style:text-properties officeooo:rsid="01501409"/>
    </style:style>
    <style:style style:name="T145" style:family="text">
      <style:text-properties officeooo:rsid="01507df1"/>
    </style:style>
    <style:style style:name="T146" style:family="text">
      <style:text-properties officeooo:rsid="0151e95c"/>
    </style:style>
    <style:style style:name="T147" style:family="text">
      <style:text-properties officeooo:rsid="0153fe30"/>
    </style:style>
    <style:style style:name="T148" style:family="text">
      <style:text-properties officeooo:rsid="01549bc6"/>
    </style:style>
    <style:style style:name="T149" style:family="text">
      <style:text-properties officeooo:rsid="01560db9"/>
    </style:style>
    <style:style style:name="T150" style:family="text">
      <style:text-properties officeooo:rsid="0158d6dd"/>
    </style:style>
    <style:style style:name="T151" style:family="text">
      <style:text-properties officeooo:rsid="015d0389"/>
    </style:style>
    <style:style style:name="T152" style:family="text">
      <style:text-properties officeooo:rsid="015ef25f"/>
    </style:style>
    <style:style style:name="T153" style:family="text">
      <style:text-properties officeooo:rsid="016071a0"/>
    </style:style>
    <style:style style:name="T154" style:family="text">
      <style:text-properties officeooo:rsid="016685c4"/>
    </style:style>
    <style:style style:name="T155" style:family="text">
      <style:text-properties fo:font-style="italic" style:font-style-asian="italic" style:font-style-complex="italic"/>
    </style:style>
    <style:style style:name="T156" style:family="text">
      <style:text-properties fo:font-style="normal" style:font-style-asian="normal" style:font-style-complex="normal"/>
    </style:style>
    <style:style style:name="T157" style:family="text">
      <style:text-properties fo:font-style="normal" officeooo:rsid="016997fc" style:font-style-asian="normal" style:font-style-complex="normal"/>
    </style:style>
    <style:style style:name="T158" style:family="text">
      <style:text-properties fo:font-style="normal" officeooo:rsid="016ae0d7" style:font-style-asian="normal" style:font-style-complex="normal"/>
    </style:style>
    <style:style style:name="T159" style:family="text">
      <style:text-properties fo:font-style="normal" officeooo:rsid="005cffcd" style:font-style-asian="normal" style:font-style-complex="normal"/>
    </style:style>
    <style:style style:name="T160" style:family="text">
      <style:text-properties officeooo:rsid="01752378"/>
    </style:style>
    <style:style style:name="T161" style:family="text">
      <style:text-properties officeooo:rsid="01793db9"/>
    </style:style>
    <style:style style:name="T162" style:family="text">
      <style:text-properties officeooo:rsid="0179adca"/>
    </style:style>
    <style:style style:name="T163" style:family="text">
      <style:text-properties officeooo:rsid="017fc751"/>
    </style:style>
    <style:style style:name="T164" style:family="text">
      <style:text-properties officeooo:rsid="0183fee6"/>
    </style:style>
    <style:style style:name="T165" style:family="text">
      <style:text-properties officeooo:rsid="0186e852"/>
    </style:style>
    <style:style style:name="T166" style:family="text">
      <style:text-properties officeooo:rsid="0188cd1f"/>
    </style:style>
    <style:style style:name="T167" style:family="text">
      <style:text-properties officeooo:rsid="018aa5e0"/>
    </style:style>
    <style:style style:name="T168" style:family="text">
      <style:text-properties officeooo:rsid="018b2c3c"/>
    </style:style>
    <style:style style:name="T169" style:family="text">
      <style:text-properties officeooo:rsid="01907bce"/>
    </style:style>
    <style:style style:name="T170" style:family="text">
      <style:text-properties officeooo:rsid="019a612b"/>
    </style:style>
    <style:style style:name="T171" style:family="text">
      <style:text-properties officeooo:rsid="019bb791"/>
    </style:style>
    <style:style style:name="T172" style:family="text">
      <style:text-properties officeooo:rsid="019d3376"/>
    </style:style>
    <style:style style:name="T173" style:family="text">
      <style:text-properties officeooo:rsid="01a171b0"/>
    </style:style>
    <style:style style:name="T174" style:family="text">
      <style:text-properties officeooo:rsid="01a47249"/>
    </style:style>
    <style:style style:name="T175" style:family="text">
      <style:text-properties officeooo:rsid="01a59d82"/>
    </style:style>
    <style:style style:name="T176" style:family="text">
      <style:text-properties officeooo:rsid="01a7576b"/>
    </style:style>
    <style:style style:name="T177" style:family="text">
      <style:text-properties officeooo:rsid="01aa0abc"/>
    </style:style>
    <style:style style:name="T178" style:family="text">
      <style:text-properties officeooo:rsid="01ab6dfb"/>
    </style:style>
    <style:style style:name="T179" style:family="text">
      <style:text-properties officeooo:rsid="01ab9043"/>
    </style:style>
    <style:style style:name="T180" style:family="text">
      <style:text-properties officeooo:rsid="01ae96d4"/>
    </style:style>
    <style:style style:name="T181" style:family="text">
      <style:text-properties officeooo:rsid="01af7d1f"/>
    </style:style>
    <style:style style:name="T182" style:family="text">
      <style:text-properties officeooo:rsid="01b0f908"/>
    </style:style>
    <style:style style:name="T183" style:family="text">
      <style:text-properties officeooo:rsid="01b2d490"/>
    </style:style>
    <style:style style:name="T184" style:family="text">
      <style:text-properties officeooo:rsid="01b2ff91"/>
    </style:style>
    <style:style style:name="T185" style:family="text">
      <style:text-properties officeooo:rsid="005a7169"/>
    </style:style>
    <style:style style:name="T186" style:family="text">
      <style:text-properties officeooo:rsid="005cffcd"/>
    </style:style>
    <style:style style:name="T187" style:family="text">
      <style:text-properties officeooo:rsid="005e9641"/>
    </style:style>
    <style:style style:name="T188" style:family="text">
      <style:text-properties officeooo:rsid="00639dbf"/>
    </style:style>
    <style:style style:name="T189" style:family="text">
      <style:text-properties officeooo:rsid="005fe8f2"/>
    </style:style>
    <style:style style:name="T190" style:family="text">
      <style:text-properties officeooo:rsid="00617884"/>
    </style:style>
    <style:style style:name="T191" style:family="text">
      <style:text-properties officeooo:rsid="006447f0"/>
    </style:style>
    <style:style style:name="T192" style:family="text">
      <style:text-properties officeooo:rsid="0069cf70"/>
    </style:style>
    <style:style style:name="T193" style:family="text">
      <style:text-properties officeooo:rsid="006b54e6"/>
    </style:style>
    <style:style style:name="T194" style:family="text">
      <style:text-properties officeooo:rsid="01b66253"/>
    </style:style>
    <style:style style:name="T195" style:family="text">
      <style:text-properties officeooo:rsid="01b96eaa"/>
    </style:style>
    <style:style style:name="T196" style:family="text">
      <style:text-properties officeooo:rsid="01ba0239"/>
    </style:style>
    <style:style style:name="T197" style:family="text">
      <style:text-properties officeooo:rsid="01ba8c74"/>
    </style:style>
    <style:style style:name="T198" style:family="text">
      <style:text-properties officeooo:rsid="01badc05"/>
    </style:style>
    <style:style style:name="T199" style:family="text">
      <style:text-properties officeooo:rsid="00658c76"/>
    </style:style>
    <style:style style:name="T200" style:family="text">
      <style:text-properties officeooo:rsid="0065ed81"/>
    </style:style>
    <style:style style:name="T201" style:family="text">
      <style:text-properties officeooo:rsid="01bb676a"/>
    </style:style>
    <style:style style:name="T202" style:family="text">
      <style:text-properties officeooo:rsid="01bc3ce6"/>
    </style:style>
    <style:style style:name="T203" style:family="text">
      <style:text-properties officeooo:rsid="01bf16eb"/>
    </style:style>
    <style:style style:name="T204" style:family="text">
      <style:text-properties officeooo:rsid="01c0f45a"/>
    </style:style>
    <style:style style:name="T205" style:family="text">
      <style:text-properties officeooo:rsid="01c11f48"/>
    </style:style>
    <style:style style:name="T206" style:family="text">
      <style:text-properties officeooo:rsid="01c1bd12"/>
    </style:style>
    <style:style style:name="T207" style:family="text">
      <style:text-properties officeooo:rsid="01c2b05d"/>
    </style:style>
    <style:style style:name="T208" style:family="text">
      <style:text-properties officeooo:rsid="00744083"/>
    </style:style>
    <style:style style:name="T209" style:family="text">
      <style:text-properties officeooo:rsid="01c441b3"/>
    </style:style>
    <style:style style:name="T210" style:family="text">
      <style:text-properties officeooo:rsid="01c6b14b"/>
    </style:style>
    <style:style style:name="T211" style:family="text">
      <style:text-properties officeooo:rsid="01cb6b2a"/>
    </style:style>
    <style:style style:name="T212" style:family="text">
      <style:text-properties officeooo:rsid="01cd1055"/>
    </style:style>
    <style:style style:name="T213" style:family="text">
      <style:text-properties officeooo:rsid="01d1cc4f"/>
    </style:style>
    <style:style style:name="T214" style:family="text">
      <style:text-properties officeooo:rsid="01d27aa3"/>
    </style:style>
    <style:style style:name="T215" style:family="text">
      <style:text-properties officeooo:rsid="01d3b747"/>
    </style:style>
    <style:style style:name="T216" style:family="text">
      <style:text-properties officeooo:rsid="01d5dc9b"/>
    </style:style>
    <style:style style:name="T217" style:family="text">
      <style:text-properties officeooo:rsid="01d66d81"/>
    </style:style>
    <style:style style:name="T218" style:family="text">
      <style:text-properties fo:font-size="12pt" style:font-size-asian="12pt" style:font-size-complex="12pt"/>
    </style:style>
    <style:style style:name="T219" style:family="text">
      <style:text-properties fo:font-size="12pt" officeooo:rsid="01db9e27" style:font-size-asian="12pt" style:font-size-complex="12pt"/>
    </style:style>
    <style:style style:name="T220" style:family="text">
      <style:text-properties fo:font-size="12pt" officeooo:rsid="01dd6edb" style:font-size-asian="12pt" style:font-size-complex="12pt"/>
    </style:style>
    <style:style style:name="T221" style:family="text">
      <style:text-properties fo:font-size="12pt" officeooo:rsid="01e0ee4e" style:font-size-asian="12pt" style:font-size-complex="12pt"/>
    </style:style>
    <style:style style:name="T222" style:family="text">
      <style:text-properties fo:font-size="12pt" officeooo:rsid="01e245cd" style:font-size-asian="12pt" style:font-size-complex="12pt"/>
    </style:style>
    <style:style style:name="T223" style:family="text">
      <style:text-properties fo:font-size="12pt" officeooo:rsid="01e28c31" style:font-size-asian="12pt" style:font-size-complex="12pt"/>
    </style:style>
    <style:style style:name="T224" style:family="text">
      <style:text-properties fo:font-size="12pt" officeooo:rsid="01e2a184" style:font-size-asian="12pt" style:font-size-complex="12pt"/>
    </style:style>
    <style:style style:name="T225" style:family="text">
      <style:text-properties fo:font-size="12pt" officeooo:rsid="01e64cdb" style:font-size-asian="12pt" style:font-size-complex="12pt"/>
    </style:style>
    <style:style style:name="T226" style:family="text">
      <style:text-properties fo:font-size="12pt" officeooo:rsid="01e785fc" style:font-size-asian="12pt" style:font-size-complex="12pt"/>
    </style:style>
    <style:style style:name="T227" style:family="text">
      <style:text-properties fo:font-size="12pt" officeooo:rsid="01e857c5" style:font-size-asian="12pt" style:font-size-complex="12pt"/>
    </style:style>
    <style:style style:name="T228" style:family="text">
      <style:text-properties fo:font-size="12pt" officeooo:rsid="01e9d86a" style:font-size-asian="12pt" style:font-size-complex="12pt"/>
    </style:style>
    <style:style style:name="T229" style:family="text">
      <style:text-properties fo:font-size="12pt" officeooo:rsid="01eb3d77" style:font-size-asian="12pt" style:font-size-complex="12pt"/>
    </style:style>
    <style:style style:name="T230" style:family="text">
      <style:text-properties fo:font-size="12pt" officeooo:rsid="01ef0121" style:font-size-asian="12pt" style:font-size-complex="12pt"/>
    </style:style>
    <style:style style:name="T231" style:family="text">
      <style:text-properties fo:font-size="12pt" officeooo:rsid="024330b6" style:font-size-asian="12pt" style:font-size-complex="12pt"/>
    </style:style>
    <style:style style:name="T232" style:family="text">
      <style:text-properties fo:font-size="12pt" officeooo:rsid="0244b0db" style:font-size-asian="12pt" style:font-size-complex="12pt"/>
    </style:style>
    <style:style style:name="T233" style:family="text">
      <style:text-properties fo:font-size="12pt" officeooo:rsid="0244f63d" style:font-size-asian="12pt" style:font-size-complex="12pt"/>
    </style:style>
    <style:style style:name="T234" style:family="text">
      <style:text-properties officeooo:rsid="01fa375c"/>
    </style:style>
    <style:style style:name="T235" style:family="text">
      <style:text-properties officeooo:rsid="01fa6aec"/>
    </style:style>
    <style:style style:name="T236" style:family="text">
      <style:text-properties officeooo:rsid="01fc3a83"/>
    </style:style>
    <style:style style:name="T237" style:family="text">
      <style:text-properties officeooo:rsid="01fcbc41"/>
    </style:style>
    <style:style style:name="T238" style:family="text">
      <style:text-properties officeooo:rsid="01fd118b"/>
    </style:style>
    <style:style style:name="T239" style:family="text">
      <style:text-properties officeooo:rsid="01fed6c2"/>
    </style:style>
    <style:style style:name="T240" style:family="text">
      <style:text-properties officeooo:rsid="01ff1391"/>
    </style:style>
    <style:style style:name="T241" style:family="text">
      <style:text-properties officeooo:rsid="01ffd59e"/>
    </style:style>
    <style:style style:name="T242" style:family="text">
      <style:text-properties officeooo:rsid="0200bcb0"/>
    </style:style>
    <style:style style:name="T243" style:family="text">
      <style:text-properties officeooo:rsid="02013c0f"/>
    </style:style>
    <style:style style:name="T244" style:family="text">
      <style:text-properties officeooo:rsid="02022d2e"/>
    </style:style>
    <style:style style:name="T245" style:family="text">
      <style:text-properties officeooo:rsid="02036f41"/>
    </style:style>
    <style:style style:name="T246" style:family="text">
      <style:text-properties officeooo:rsid="020372db"/>
    </style:style>
    <style:style style:name="T247" style:family="text">
      <style:text-properties officeooo:rsid="0203e793"/>
    </style:style>
    <style:style style:name="T248" style:family="text">
      <style:text-properties officeooo:rsid="020402ba"/>
    </style:style>
    <style:style style:name="T249" style:family="text">
      <style:text-properties officeooo:rsid="0206567b"/>
    </style:style>
    <style:style style:name="T250" style:family="text">
      <style:text-properties officeooo:rsid="02092221"/>
    </style:style>
    <style:style style:name="T251" style:family="text">
      <style:text-properties officeooo:rsid="02098c7c"/>
    </style:style>
    <style:style style:name="T252" style:family="text">
      <style:text-properties officeooo:rsid="020aba11"/>
    </style:style>
    <style:style style:name="T253" style:family="text">
      <style:text-properties officeooo:rsid="020ba84e"/>
    </style:style>
    <style:style style:name="T254" style:family="text">
      <style:text-properties officeooo:rsid="02110856"/>
    </style:style>
    <style:style style:name="T255" style:family="text">
      <style:text-properties officeooo:rsid="02262976"/>
    </style:style>
    <style:style style:name="T256" style:family="text">
      <style:text-properties officeooo:rsid="022a28d7"/>
    </style:style>
    <style:style style:name="T257" style:family="text">
      <style:text-properties officeooo:rsid="022d804c"/>
    </style:style>
    <style:style style:name="T258" style:family="text">
      <style:text-properties officeooo:rsid="022f52ed"/>
    </style:style>
    <style:style style:name="T259" style:family="text">
      <style:text-properties officeooo:rsid="022f7ff7"/>
    </style:style>
    <style:style style:name="T260" style:family="text">
      <style:text-properties officeooo:rsid="02314ca6"/>
    </style:style>
    <style:style style:name="T261" style:family="text">
      <style:text-properties officeooo:rsid="023614da"/>
    </style:style>
    <style:style style:name="T262" style:family="text">
      <style:text-properties officeooo:rsid="0237159b"/>
    </style:style>
    <style:style style:name="T263" style:family="text">
      <style:text-properties officeooo:rsid="023c094f"/>
    </style:style>
    <style:style style:name="T264" style:family="text">
      <style:text-properties officeooo:rsid="023d1eb9"/>
    </style:style>
    <style:style style:name="T265" style:family="text">
      <style:text-properties officeooo:rsid="0246c378"/>
    </style:style>
    <style:style style:name="T266" style:family="text">
      <style:text-properties officeooo:rsid="02485cc8"/>
    </style:style>
    <style:style style:name="T267" style:family="text">
      <style:text-properties fo:font-weight="bold" officeooo:rsid="0256839e" style:font-weight-asian="bold" style:font-weight-complex="bold"/>
    </style:style>
    <style:style style:name="T268" style:family="text">
      <style:text-properties fo:font-weight="bold" officeooo:rsid="025da3b4" style:font-weight-asian="bold" style:font-weight-complex="bold"/>
    </style:style>
    <style:style style:name="T269" style:family="text">
      <style:text-properties officeooo:rsid="024ff55b"/>
    </style:style>
    <style:style style:name="T270" style:family="text">
      <style:text-properties officeooo:rsid="02542a63"/>
    </style:style>
    <style:style style:name="T271" style:family="text">
      <style:text-properties officeooo:rsid="0256839e"/>
    </style:style>
    <style:style style:name="T272" style:family="text">
      <style:text-properties fo:font-weight="normal"/>
    </style:style>
    <style:style style:name="T273" style:family="text">
      <style:text-properties fo:font-weight="normal" officeooo:rsid="0259e2e4"/>
    </style:style>
    <style:style style:name="T274" style:family="text">
      <style:text-properties fo:font-weight="normal" style:font-weight-asian="normal" style:font-weight-complex="normal"/>
    </style:style>
    <style:style style:name="T275" style:family="text">
      <style:text-properties fo:font-weight="normal" officeooo:rsid="025da3b4" style:font-weight-asian="normal" style:font-weight-complex="normal"/>
    </style:style>
    <style:style style:name="T276" style:family="text">
      <style:text-properties fo:font-weight="normal" officeooo:rsid="0267af05" style:font-weight-asian="normal" style:font-weight-complex="normal"/>
    </style:style>
    <style:style style:name="T277" style:family="text">
      <style:text-properties fo:font-weight="normal" officeooo:rsid="026e3c06" style:font-weight-asian="normal" style:font-weight-complex="normal"/>
    </style:style>
    <style:style style:name="T278" style:family="text">
      <style:text-properties fo:font-weight="normal" officeooo:rsid="027655fe" style:font-weight-asian="normal" style:font-weight-complex="normal"/>
    </style:style>
    <style:style style:name="T279" style:family="text">
      <style:text-properties fo:font-weight="normal" officeooo:rsid="0276a87c" style:font-weight-asian="normal" style:font-weight-complex="normal"/>
    </style:style>
    <style:style style:name="T280" style:family="text">
      <style:text-properties fo:font-weight="normal" officeooo:rsid="0277a051" style:font-weight-asian="normal" style:font-weight-complex="normal"/>
    </style:style>
    <style:style style:name="T281" style:family="text">
      <style:text-properties fo:font-weight="normal" officeooo:rsid="0272121a"/>
    </style:style>
    <style:style style:name="T282" style:family="text">
      <style:text-properties officeooo:rsid="025da3b4"/>
    </style:style>
    <style:style style:name="T283" style:family="text">
      <style:text-properties officeooo:rsid="025e84d7"/>
    </style:style>
    <style:style style:name="T284" style:family="text">
      <style:text-properties fo:color="#000000" loext:opacity="100%" style:font-name="Liberation Sans1" fo:font-size="12pt" fo:font-weight="normal" fo:background-color="transparent" loext:char-shading-value="0"/>
    </style:style>
    <style:style style:name="T285" style:family="text">
      <style:text-properties fo:color="#000000" loext:opacity="100%" style:font-name="Liberation Sans1" fo:font-size="12pt" fo:font-weight="normal" officeooo:rsid="025ea845" fo:background-color="transparent" loext:char-shading-value="0"/>
    </style:style>
    <style:style style:name="T286"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87"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88"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89" style:family="text">
      <style:text-properties fo:color="#000000" loext:opacity="100%" style:font-name="Liberation Sans1" officeooo:rsid="025e84d7" fo:background-color="transparent" loext:char-shading-value="0"/>
    </style:style>
    <style:style style:name="T290"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1"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2" style:family="text">
      <style:text-properties fo:color="#000000" loext:opacity="100%" style:font-name="Liberation Sans1" fo:font-weight="normal" officeooo:rsid="0264408e" fo:background-color="transparent" loext:char-shading-value="0" style:font-weight-asian="normal" style:font-weight-complex="normal"/>
    </style:style>
    <style:style style:name="T293" style:family="text">
      <style:text-properties fo:color="#000000" loext:opacity="100%" style:font-name="Liberation Sans1" fo:font-weight="normal" officeooo:rsid="02661f19" fo:background-color="transparent" loext:char-shading-value="0" style:font-weight-asian="normal" style:font-weight-complex="normal"/>
    </style:style>
    <style:style style:name="T294" style:family="text">
      <style:text-properties officeooo:rsid="0266bc51" style:font-weight-asian="bold" style:font-weight-complex="bold"/>
    </style:style>
    <style:style style:name="T295" style:family="text">
      <style:text-properties officeooo:rsid="026a950a"/>
    </style:style>
    <style:style style:name="T296" style:family="text">
      <style:text-properties officeooo:rsid="026c858e"/>
    </style:style>
    <style:style style:name="T297" style:family="text">
      <style:text-properties officeooo:rsid="0279eef1"/>
    </style:style>
    <style:style style:name="T298" style:family="text">
      <style:text-properties officeooo:rsid="027a4fb1"/>
    </style:style>
    <style:style style:name="T299"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0"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1"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2"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03"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04"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05" style:family="text">
      <style:text-properties officeooo:rsid="027d44db"/>
    </style:style>
    <style:style style:name="T306" style:family="text">
      <style:text-properties officeooo:rsid="02858c06"/>
    </style:style>
    <style:style style:name="T307" style:family="text">
      <style:text-properties officeooo:rsid="02874ff1"/>
    </style:style>
    <style:style style:name="T308" style:family="text">
      <style:text-properties officeooo:rsid="028912b0"/>
    </style:style>
    <style:style style:name="T309" style:family="text">
      <style:text-properties officeooo:rsid="028949a2"/>
    </style:style>
    <style:style style:name="T310" style:family="text">
      <style:text-properties officeooo:rsid="0289c749"/>
    </style:style>
    <style:style style:name="T311" style:family="text">
      <style:text-properties officeooo:rsid="0289f03d"/>
    </style:style>
    <style:style style:name="T312" style:family="text">
      <style:text-properties officeooo:rsid="028d733d"/>
    </style:style>
    <style:style style:name="T313" style:family="text">
      <style:text-properties officeooo:rsid="02910e7c"/>
    </style:style>
    <style:style style:name="T314" style:family="text">
      <style:text-properties officeooo:rsid="0292f623"/>
    </style:style>
    <style:style style:name="T315" style:family="text">
      <style:text-properties officeooo:rsid="029f2b29"/>
    </style:style>
    <style:style style:name="T316" style:family="text">
      <style:text-properties officeooo:rsid="02a0e51a"/>
    </style:style>
    <style:style style:name="T317" style:family="text">
      <style:text-properties officeooo:rsid="02a68eb7"/>
    </style:style>
    <style:style style:name="T318" style:family="text">
      <style:text-properties officeooo:rsid="02a6d0e6"/>
    </style:style>
    <style:style style:name="T319" style:family="text">
      <style:text-properties officeooo:rsid="02a8c5f4"/>
    </style:style>
    <style:style style:name="T320" style:family="text">
      <style:text-properties officeooo:rsid="02aaac43"/>
    </style:style>
    <style:style style:name="T321" style:family="text">
      <style:text-properties officeooo:rsid="02ab4057"/>
    </style:style>
    <style:style style:name="T322" style:family="text">
      <style:text-properties officeooo:rsid="02ad0df0"/>
    </style:style>
    <style:style style:name="T323" style:family="text">
      <style:text-properties officeooo:rsid="02b03669"/>
    </style:style>
    <style:style style:name="T324" style:family="text">
      <style:text-properties officeooo:rsid="02b76e09"/>
    </style:style>
    <style:style style:name="T325" style:family="text">
      <style:text-properties fo:font-size="24pt" fo:font-weight="normal" style:font-size-asian="24pt" style:font-weight-asian="normal" style:font-size-complex="24pt" style:font-weight-complex="normal"/>
    </style:style>
    <style:style style:name="T326" style:family="text">
      <style:text-properties officeooo:rsid="02c17306"/>
    </style:style>
    <style:style style:name="T327" style:family="text">
      <style:text-properties officeooo:rsid="02c4c164"/>
    </style:style>
    <style:style style:name="T328" style:family="text">
      <style:text-properties officeooo:rsid="02c8a05a"/>
    </style:style>
    <style:style style:name="T329" style:family="text">
      <style:text-properties officeooo:rsid="02c8c579"/>
    </style:style>
    <style:style style:name="T330" style:family="text">
      <style:text-properties officeooo:rsid="02cbf1dd"/>
    </style:style>
    <style:style style:name="T331" style:family="text">
      <style:text-properties officeooo:rsid="02cd8525"/>
    </style:style>
    <style:style style:name="T332" style:family="text">
      <style:text-properties officeooo:rsid="02cf66a4"/>
    </style:style>
    <style:style style:name="T333" style:family="text">
      <style:text-properties style:font-name="Consolas"/>
    </style:style>
    <style:style style:name="T334" style:family="text">
      <style:text-properties style:font-name="Consolas" fo:font-style="normal" style:text-underline-style="none" fo:font-weight="normal" style:font-style-asian="normal" style:font-weight-asian="normal" style:font-style-complex="normal" style:font-weight-complex="normal"/>
    </style:style>
    <style:style style:name="T335" style:family="text">
      <style:text-properties style:font-name="Consolas" fo:font-style="normal" style:font-style-asian="normal" style:font-style-complex="normal"/>
    </style:style>
    <style:style style:name="T336" style:family="text">
      <style:text-properties style:font-name="Consolas" fo:font-style="normal" officeooo:rsid="016997fc" style:font-style-asian="normal" style:font-style-complex="normal"/>
    </style:style>
    <style:style style:name="T337" style:family="text">
      <style:text-properties style:font-name="Consolas" fo:font-style="normal" officeooo:rsid="02d2a288" style:font-style-asian="normal" style:font-style-complex="normal"/>
    </style:style>
    <style:style style:name="T338" style:family="text">
      <style:text-properties style:font-name="Consolas" fo:font-style="normal" officeooo:rsid="0320c317" style:font-style-asian="normal" style:font-style-complex="normal"/>
    </style:style>
    <style:style style:name="T339" style:family="text">
      <style:text-properties style:font-name="Consolas" fo:font-size="12pt" fo:font-style="normal" officeooo:rsid="016e620a" style:font-size-asian="12pt" style:font-style-asian="normal" style:font-size-complex="12pt" style:font-style-complex="normal"/>
    </style:style>
    <style:style style:name="T340" style:family="text">
      <style:text-properties style:font-name="Consolas" fo:font-size="12pt" fo:font-style="normal" officeooo:rsid="02d1746b" style:font-size-asian="12pt" style:font-style-asian="normal" style:font-size-complex="12pt" style:font-style-complex="normal"/>
    </style:style>
    <style:style style:name="T341" style:family="text">
      <style:text-properties style:font-name="Consolas" fo:font-size="12pt" fo:font-style="normal" officeooo:rsid="01b3e0f7" style:font-size-asian="12pt" style:font-style-asian="normal" style:font-size-complex="12pt" style:font-style-complex="normal"/>
    </style:style>
    <style:style style:name="T342" style:family="text">
      <style:text-properties style:font-name="Consolas" fo:font-size="12pt" fo:font-style="normal" officeooo:rsid="016f3e4a" style:font-size-asian="12pt" style:font-style-asian="normal" style:font-size-complex="12pt" style:font-style-complex="normal"/>
    </style:style>
    <style:style style:name="T343" style:family="text">
      <style:text-properties style:font-name="Consolas" fo:font-size="12pt" fo:font-style="normal" officeooo:rsid="017077aa" style:font-size-asian="12pt" style:font-style-asian="normal" style:font-size-complex="12pt" style:font-style-complex="normal"/>
    </style:style>
    <style:style style:name="T344" style:family="text">
      <style:text-properties style:font-name="Consolas" fo:font-size="12pt" fo:font-style="normal" officeooo:rsid="0320c317" style:font-size-asian="12pt" style:font-style-asian="normal" style:font-size-complex="12pt" style:font-style-complex="normal"/>
    </style:style>
    <style:style style:name="T345" style:family="text">
      <style:text-properties style:font-name="Consolas" officeooo:rsid="01752378"/>
    </style:style>
    <style:style style:name="T346" style:family="text">
      <style:text-properties style:font-name="Consolas" officeooo:rsid="01b2ff91"/>
    </style:style>
    <style:style style:name="T347" style:family="text">
      <style:text-properties style:font-name="Consolas" officeooo:rsid="01c2b05d"/>
    </style:style>
    <style:style style:name="T348" style:family="text">
      <style:text-properties officeooo:rsid="02d77df0"/>
    </style:style>
    <style:style style:name="T349" style:family="text">
      <style:text-properties officeooo:rsid="02d7dfd7"/>
    </style:style>
    <style:style style:name="T350" style:family="text">
      <style:text-properties officeooo:rsid="02d88b51"/>
    </style:style>
    <style:style style:name="T351" style:family="text">
      <style:text-properties officeooo:rsid="02dc3d5f"/>
    </style:style>
    <style:style style:name="T352" style:family="text">
      <style:text-properties officeooo:rsid="02dcc38e"/>
    </style:style>
    <style:style style:name="T353" style:family="text">
      <style:text-properties officeooo:rsid="02de4bb3"/>
    </style:style>
    <style:style style:name="T354" style:family="text">
      <style:text-properties officeooo:rsid="02dfb480"/>
    </style:style>
    <style:style style:name="T355" style:family="text">
      <style:text-properties officeooo:rsid="02e0eea7"/>
    </style:style>
    <style:style style:name="T356" style:family="text">
      <style:text-properties officeooo:rsid="02e190c7"/>
    </style:style>
    <style:style style:name="T357" style:family="text">
      <style:text-properties officeooo:rsid="02e6c823"/>
    </style:style>
    <style:style style:name="T358" style:family="text">
      <style:text-properties officeooo:rsid="02ead2f3"/>
    </style:style>
    <style:style style:name="T359" style:family="text">
      <style:text-properties officeooo:rsid="02f1f486"/>
    </style:style>
    <style:style style:name="T360" style:family="text">
      <style:text-properties officeooo:rsid="02f3d733"/>
    </style:style>
    <style:style style:name="T361" style:family="text">
      <style:text-properties officeooo:rsid="02f57532"/>
    </style:style>
    <style:style style:name="T362" style:family="text">
      <style:text-properties officeooo:rsid="02f6d5f6"/>
    </style:style>
    <style:style style:name="T363" style:family="text">
      <style:text-properties officeooo:rsid="02f7ac9c"/>
    </style:style>
    <style:style style:name="T364" style:family="text">
      <style:text-properties officeooo:rsid="02fb2f5a"/>
    </style:style>
    <style:style style:name="T365" style:family="text">
      <style:text-properties officeooo:rsid="02feb73c"/>
    </style:style>
    <style:style style:name="T366" style:family="text">
      <style:text-properties officeooo:rsid="03009e70"/>
    </style:style>
    <style:style style:name="T367" style:family="text">
      <style:text-properties officeooo:rsid="030128b4"/>
    </style:style>
    <style:style style:name="T368" style:family="text">
      <style:text-properties officeooo:rsid="0302d746"/>
    </style:style>
    <style:style style:name="T369" style:family="text">
      <style:text-properties officeooo:rsid="030e513f"/>
    </style:style>
    <style:style style:name="T370" style:family="text">
      <style:text-properties officeooo:rsid="03103a7b"/>
    </style:style>
    <style:style style:name="T371" style:family="text">
      <style:text-properties officeooo:rsid="0313a43b"/>
    </style:style>
    <style:style style:name="T372" style:family="text">
      <style:text-properties officeooo:rsid="03146527"/>
    </style:style>
    <style:style style:name="T373" style:family="text">
      <style:text-properties officeooo:rsid="03147152"/>
    </style:style>
    <style:style style:name="T374" style:family="text">
      <style:text-properties officeooo:rsid="0316e1f3"/>
    </style:style>
    <style:style style:name="T375" style:family="text">
      <style:text-properties officeooo:rsid="031ecb1e"/>
    </style:style>
    <style:style style:name="T376" style:family="text">
      <style:text-properties officeooo:rsid="031ee2d7"/>
    </style:style>
    <style:style style:name="T377" style:family="text">
      <style:text-properties officeooo:rsid="032265e9"/>
    </style:style>
    <style:style style:name="T378" style:family="text">
      <style:text-properties officeooo:rsid="0325ce1a"/>
    </style:style>
    <style:style style:name="T379" style:family="text">
      <style:text-properties officeooo:rsid="0326411c"/>
    </style:style>
    <style:style style:name="T380" style:family="text">
      <style:text-properties officeooo:rsid="032778ac"/>
    </style:style>
    <style:style style:name="T381" style:family="text">
      <style:text-properties officeooo:rsid="032b549d"/>
    </style:style>
    <style:style style:name="T382" style:family="text">
      <style:text-properties officeooo:rsid="03352ecf"/>
    </style:style>
    <style:style style:name="T383" style:family="text">
      <style:text-properties officeooo:rsid="03366a88"/>
    </style:style>
    <style:style style:name="T384" style:family="text">
      <style:text-properties officeooo:rsid="0337d075"/>
    </style:style>
    <style:style style:name="T385" style:family="text">
      <style:text-properties officeooo:rsid="0338d16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96"/>
          </table:table-cell>
        </table:table-row>
        <table:table-row table:style-name="Table2.2">
          <table:table-cell table:style-name="Table2.A1" office:value-type="string">
            <text:p text:style-name="P97"><text:span text:style-name="T325">Facharbeit zum Thema:</text:span><text:line-break/>Vergleich zwischen dem Anhängen <text:span text:style-name="T324">von Elementen</text:span> an Arrays des Moduls Numpy <text:span text:style-name="T331">und </text:span>Listen in Python</text:p>
          </table:table-cell>
        </table:table-row>
        <table:table-row table:style-name="Table2.3">
          <table:table-cell table:style-name="Table2.A1" office:value-type="string">
            <text:p text:style-name="P92"/>
          </table:table-cell>
        </table:table-row>
        <table:table-row table:style-name="Table2.4">
          <table:table-cell table:style-name="Table2.A1" office:value-type="string">
            <text:p text:style-name="P93">Facharbeit am Eduard-Spranger-Gymnasium Landau im Fach Informatik</text:p>
            <text:p text:style-name="P93"><text:span text:style-name="T326">Erstellt von </text:span>Fabio Kron</text:p>
            <text:p text:style-name="P93"/>
            <text:p text:style-name="P95">Betreu<text:span text:style-name="T332">e</text:span>nde <text:span text:style-name="T328">Fachkraft </text:span><text:span text:style-name="T330">des Fachbereichs Informatik</text:span><text:span text:style-name="T328">: </text:span><text:span text:style-name="T329">Frau Keller-Buttell</text:span></text:p>
            <text:p text:style-name="P94">Abgabetermin: 11. <text:span text:style-name="T327">Mai </text:span>2021</text:p>
          </table:table-cell>
        </table:table-row>
      </table:table>
      <text:p text:style-name="P76"/>
      <text:h text:style-name="P100" text:outline-level="1"><text:bookmark-start text:name="__RefHeading___Toc1220_587109019"/>Kurzfassung<text:bookmark-end text:name="__RefHeading___Toc1220_587109019"/></text:h>
      <text:p text:style-name="P62">In dieser Facharbeit wird die Metho<text:span text:style-name="T156">de </text:span><text:span text:style-name="T334">numpy.append()</text:span><text:span text:style-name="T156">, durch die Elemente an Arrays </text:span><text:span text:style-name="T157">der Programmbibliothek NumPy</text:span><text:span text:style-name="T156"> angehängt werden können mit der Methode</text:span><text:span text:style-name="T155"> </text:span><text:span text:style-name="T338">l</text:span><text:span text:style-name="T337">iste</text:span><text:span text:style-name="T335">.append</text:span><text:span text:style-name="T336">()</text:span><text:span text:style-name="T157">, durch die Element an Listen angehängt werden können, in Bezug auf Laufzeit- und Speicherentwicklung verglich</text:span><text:span text:style-name="T158">e</text:span><text:span text:style-name="T157">n.</text:span></text:p>
      <text:p text:style-name="P61"><text:span text:style-name="T33">D</text:span><text:span text:style-name="T34">urch </text:span><text:span text:style-name="T339">numpy.append(</text:span><text:span text:style-name="T340">)</text:span><text:span text:style-name="T34"> wird der Array an eine neue Position kopiert und dort wird das neue Element angehängt. </text:span><text:span text:style-name="T35">Bei </text:span><text:span text:style-name="T344">l</text:span><text:span text:style-name="T341">iste</text:span><text:span text:style-name="T342">.append()</text:span><text:span text:style-name="T35"> muss die Liste nur selten kopiert werden, weil systematisch Speicherplatz für zukünftige Elemente reserviert wird. </text:span><text:span text:style-name="T36">Aus diesem Grund beansprucht die Methode </text:span><text:span text:style-name="T343">numpy.append()</text:span><text:span text:style-name="T36"> in der Regel deutlich mehr Laufzeit als die Methode </text:span><text:span text:style-name="T344">l</text:span><text:span text:style-name="T341">iste.</text:span><text:span text:style-name="T343">append()</text:span><text:span text:style-name="T36">.</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00" text:outline-level="1">Inhaltsverzeichnis</text:h>
          </text:index-title>
          <text:p text:style-name="P98"><text:a xlink:type="simple" xlink:href="#__RefHeading___Toc1220_587109019" text:style-name="Index_20_Link" text:visited-style-name="Index_20_Link">Kurzfassung<text:tab/>2</text:a></text:p>
          <text:p text:style-name="P98"><text:a xlink:type="simple" xlink:href="#__RefHeading___Toc1224_587109019" text:style-name="Index_20_Link" text:visited-style-name="Index_20_Link">1 Einleitung<text:tab/>4</text:a></text:p>
          <text:p text:style-name="P99"><text:a xlink:type="simple" xlink:href="#__RefHeading___Toc2083_587109019" text:style-name="Index_20_Link" text:visited-style-name="Index_20_Link">1.1 Motivation und Ziel der Facharbeit<text:tab/>4</text:a></text:p>
          <text:p text:style-name="P99"><text:a xlink:type="simple" xlink:href="#__RefHeading___Toc2085_587109019" text:style-name="Index_20_Link" text:visited-style-name="Index_20_Link">1.2 Gliederung<text:tab/>4</text:a></text:p>
          <text:p text:style-name="P98"><text:a xlink:type="simple" xlink:href="#__RefHeading___Toc1226_587109019" text:style-name="Index_20_Link" text:visited-style-name="Index_20_Link">2 Grundlagen<text:tab/>5</text:a></text:p>
          <text:p text:style-name="P99"><text:a xlink:type="simple" xlink:href="#__RefHeading___Toc2087_587109019" text:style-name="Index_20_Link" text:visited-style-name="Index_20_Link">2.1 Python<text:tab/>5</text:a></text:p>
          <text:p text:style-name="P99"><text:a xlink:type="simple" xlink:href="#__RefHeading___Toc2089_587109019" text:style-name="Index_20_Link" text:visited-style-name="Index_20_Link">2.2 NumPy<text:tab/>5</text:a></text:p>
          <text:p text:style-name="P99"><text:a xlink:type="simple" xlink:href="#__RefHeading___Toc2091_587109019" text:style-name="Index_20_Link" text:visited-style-name="Index_20_Link">2.3 Datenstrukturen<text:tab/>5</text:a></text:p>
          <text:p text:style-name="P99"><text:a xlink:type="simple" xlink:href="#__RefHeading___Toc2093_587109019" text:style-name="Index_20_Link" text:visited-style-name="Index_20_Link">2.4 Anhängen von Elementen an Listen<text:tab/>5</text:a></text:p>
          <text:p text:style-name="P99"><text:a xlink:type="simple" xlink:href="#__RefHeading___Toc2095_587109019" text:style-name="Index_20_Link" text:visited-style-name="Index_20_Link">2.5 Anhängen von Elementen an Arrays<text:tab/>6</text:a></text:p>
          <text:p text:style-name="P99"><text:a xlink:type="simple" xlink:href="#__RefHeading___Toc2097_587109019" text:style-name="Index_20_Link" text:visited-style-name="Index_20_Link">2.6 Datentypen<text:tab/>6</text:a></text:p>
          <text:p text:style-name="P98"><text:a xlink:type="simple" xlink:href="#__RefHeading___Toc1228_587109019" text:style-name="Index_20_Link" text:visited-style-name="Index_20_Link">3 Durchführung<text:tab/>7</text:a></text:p>
          <text:p text:style-name="P98"><text:a xlink:type="simple" xlink:href="#__RefHeading___Toc1230_587109019" text:style-name="Index_20_Link" text:visited-style-name="Index_20_Link">4 Ergebnisse<text:tab/>9</text:a></text:p>
          <text:p text:style-name="P99"><text:a xlink:type="simple" xlink:href="#__RefHeading___Toc2099_587109019" text:style-name="Index_20_Link" text:visited-style-name="Index_20_Link">4.1 Speicherplatzverwaltung ist fest vorgegeben<text:tab/>9</text:a></text:p>
          <text:p text:style-name="P99"><text:a xlink:type="simple" xlink:href="#__RefHeading___Toc2101_587109019" text:style-name="Index_20_Link" text:visited-style-name="Index_20_Link">4.2 Speicherplatzverwaltung bei Arrays<text:tab/>11</text:a></text:p>
          <text:p text:style-name="P99"><text:a xlink:type="simple" xlink:href="#__RefHeading___Toc2103_587109019" text:style-name="Index_20_Link" text:visited-style-name="Index_20_Link">4.3 Speicherplatzverwaltung bei Listen<text:tab/>12</text:a></text:p>
          <text:p text:style-name="P99"><text:a xlink:type="simple" xlink:href="#__RefHeading___Toc2105_587109019" text:style-name="Index_20_Link" text:visited-style-name="Index_20_Link">4.4 Ungenauigkeiten bei Messungen der Laufzeit<text:tab/>15</text:a></text:p>
          <text:p text:style-name="P99"><text:a xlink:type="simple" xlink:href="#__RefHeading___Toc2107_587109019" text:style-name="Index_20_Link" text:visited-style-name="Index_20_Link">4.5 Laufzeitentwicklung bei Listen<text:tab/>17</text:a></text:p>
          <text:p text:style-name="P99"><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98"><text:a xlink:type="simple" xlink:href="#__RefHeading___Toc1232_587109019" text:style-name="Index_20_Link" text:visited-style-name="Index_20_Link">5 Fazit<text:tab/>21</text:a></text:p>
          <text:p text:style-name="P99"><text:a xlink:type="simple" xlink:href="#__RefHeading___Toc1234_587109019" text:style-name="Index_20_Link" text:visited-style-name="Index_20_Link">5.1 Bewertung<text:tab/>21</text:a></text:p>
          <text:p text:style-name="P99"><text:a xlink:type="simple" xlink:href="#__RefHeading___Toc1236_587109019" text:style-name="Index_20_Link" text:visited-style-name="Index_20_Link">5.2 Ausblick<text:tab/>21</text:a></text:p>
          <text:p text:style-name="P98"><text:a xlink:type="simple" xlink:href="#__RefHeading___Toc1238_587109019" text:style-name="Index_20_Link" text:visited-style-name="Index_20_Link">6 Anhang<text:tab/>22</text:a></text:p>
          <text:p text:style-name="P99"><text:a xlink:type="simple" xlink:href="#__RefHeading___Toc1372_3996594122" text:style-name="Index_20_Link" text:visited-style-name="Index_20_Link">6.1 Quellenverzeichnis<text:tab/>22</text:a></text:p>
          <text:p text:style-name="P99"><text:a xlink:type="simple" xlink:href="#__RefHeading___Toc1374_3996594122" text:style-name="Index_20_Link" text:visited-style-name="Index_20_Link">6.2 Abbildungsverzeichnis<text:tab/>23</text:a></text:p>
        </text:index-body>
      </text:table-of-content>
      <text:h text:style-name="P100" text:outline-level="1"><text:bookmark-start text:name="__RefHeading___Toc1224_587109019"/><text:span text:style-name="T234">1<text:tab/></text:span>Einleitung<text:bookmark-end text:name="__RefHeading___Toc1224_587109019"/></text:h>
      <text:h text:style-name="Heading_20_2" text:outline-level="2"><text:bookmark-start text:name="__RefHeading___Toc2083_587109019"/><text:span text:style-name="T235">1.1<text:tab/></text:span>Motivation und Ziel der Facharbeit<text:bookmark-end text:name="__RefHeading___Toc2083_587109019"/></text:h>
      <text:p text:style-name="P48"><text:span text:style-name="T163">Beim Entwickeln von Software hat man oft mehrere Möglichkeiten eine Lösung zu implementieren </text:span><text:span text:style-name="T164">und es ist </text:span><text:span text:style-name="T165">manchmal </text:span><text:span text:style-name="T164">unklar, welche dieser Möglichkeiten </text:span><text:span text:style-name="T165">sich am besten eignet</text:span><text:span text:style-name="T164">.</text:span><text:span text:style-name="T163"> </text:span><text:span text:style-name="T166">Die Ursache dafür ist häufig der Mangel an Wissen, wie eine potentielle Lösung funktioniert und welche Auswirkungen das hat. </text:span><text:span text:style-name="T167">Dabei spielt manchmal auch Laufzeit und Speicherbedarf eine wichtige Rolle, da beides mit finanziellen Ressourcen verbunden ist. </text:span></text:p>
      <text:p text:style-name="P48"><text:span text:style-name="T168">Diese Facharbeit soll die Entwicklung der Laufzeit und des Speicherbedarfs </text:span><text:span text:style-name="T160">der gleichnamigen Methoden </text:span><text:span text:style-name="T345">.append()</text:span><text:span text:style-name="T160">, die man sowohl im Zusammenhang mit Arrays der Programmbibliothek Num</text:span><text:span text:style-name="T170">P</text:span><text:span text:style-name="T160">y für Python als auch mit Listen in Python finden kann, </text:span><text:span text:style-name="T168">vergleichen. </text:span><text:span text:style-name="T161">Beide Methoden haben den selben Zweck und hängen Elemente an die Datenstruktur</text:span><text:span text:style-name="T351">en</text:span><text:span text:style-name="T161"> an.</text:span><text:span text:style-name="T160"> </text:span><text:span text:style-name="T161">Die Grundlage </text:span><text:span text:style-name="T348">de</text:span><text:span text:style-name="T349">s Vergl</text:span><text:span text:style-name="T350">ei</text:span><text:span text:style-name="T349">chs</text:span><text:span text:style-name="T161"> bilden Messungen, </text:span><text:span text:style-name="T162">die die Entwicklung des Speicherbedarfs und der Laufzeit festhalten.</text:span></text:p>
      <text:p text:style-name="P50">Die gewonnenen Messdaten werden ausgewertet und interpretiert.</text:p>
      <text:p text:style-name="P49">Hierbei handelt es sich jedoch nur um ein Fallbeispiel und die Erkenntnisse können nicht für andere Methoden der Datenstrukturen, die Verwendung der Methoden mit Elementen andere<text:span text:style-name="T169">r</text:span> Datentypen und ähnliche Fälle generalisiert werden.</text:p>
      <text:h text:style-name="Heading_20_2" text:outline-level="2"><text:bookmark-start text:name="__RefHeading___Toc2085_587109019"/><text:span text:style-name="T236">1.2<text:tab/></text:span><text:span text:style-name="T32">Gliederung</text:span><text:bookmark-end text:name="__RefHeading___Toc2085_587109019"/></text:h>
      <text:p text:style-name="P63">Die Facharbei<text:span text:style-name="T255">t</text:span> glieder<text:span text:style-name="T352">t</text:span> sich wie folgt:</text:p>
      <text:p text:style-name="P64">Kapitel 2: <text:span text:style-name="T258">Gru</text:span><text:span text:style-name="T259">n</text:span><text:span text:style-name="T258">dlagen</text:span></text:p>
      <text:p text:style-name="P40">Zu Beginn werden die theoretischen Grundlagen erläutert, <text:span text:style-name="T353">um</text:span> <text:span text:style-name="T354">ein </text:span>grundlegendes Verständnis der Thematik auf<text:span text:style-name="T353">zu</text:span>bauen.</text:p>
      <text:p text:style-name="P64">Kapitel 3: <text:span text:style-name="T259">Durchführung</text:span></text:p>
      <text:p text:style-name="P41">Daraufhin wird <text:span text:style-name="T257">auf </text:span>die Vorgehensweise <text:span text:style-name="T257">bei den Messungen eingegangen und erklärt, worauf </text:span><text:span text:style-name="T355">beim Erfassen der Messdaten geachtet </text:span><text:span text:style-name="T257">wurde.</text:span></text:p>
      <text:p text:style-name="P64">Kapitel 4: <text:span text:style-name="T260">Ergebnisse</text:span></text:p>
      <text:p text:style-name="P42">In diesem Kapitel werden die Messdaten präsentiert, ausgewertet <text:span text:style-name="T261">und interpretiert</text:span>.</text:p>
      <text:p text:style-name="P26">Kapitel 5: <text:span text:style-name="T262">Fazit</text:span></text:p>
      <text:p text:style-name="P43">Zum Abschluss <text:span text:style-name="T263">werden die </text:span><text:span text:style-name="T356">gewonnenen </text:span><text:span text:style-name="T263">Erkenntnisse der Facharbeit bewertet. </text:span><text:span text:style-name="T264">Außerdem wird verdeutlicht, welche Aspekte auf Grund des Umfangs der Facharbeit nicht behandelt werden konnten.</text:span></text:p>
      <text:p text:style-name="Text_20_body"/>
      <text:h text:style-name="P100" text:outline-level="1"><text:bookmark-start text:name="__RefHeading___Toc1226_587109019"/><text:span text:style-name="T237">2<text:tab/></text:span>Grundlagen<text:bookmark-end text:name="__RefHeading___Toc1226_587109019"/></text:h>
      <text:h text:style-name="Heading_20_2" text:outline-level="2"><text:bookmark-start text:name="__RefHeading___Toc2087_587109019"/><text:span text:style-name="T238">2.1<text:tab/></text:span>Python<text:bookmark-end text:name="__RefHeading___Toc2087_587109019"/></text:h>
      <text:p text:style-name="P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11"><text:span text:style-name="T14">Quelle: </text:span><text:span text:style-name="T8">[</text:span><text:span text:style-name="T1">PYO1]</text:span></text:p>
      <text:h text:style-name="Heading_20_2" text:outline-level="2"><text:bookmark-start text:name="__RefHeading___Toc2089_587109019"/><text:span text:style-name="T239">2.2<text:tab/></text:span>NumPy<text:bookmark-end text:name="__RefHeading___Toc2089_587109019"/></text:h>
      <text:p text:style-name="P51">NumPy ist <text:span text:style-name="T171">eine externe Programmbibliothek, die zusätzlich zu Python installiert werden kann. </text:span><text:span text:style-name="T172">Die Bibliothek bietet unter anderem die Verwendung von zusätzlichen Datenstrukturen an.</text:span></text:p>
      <text:h text:style-name="Heading_20_2" text:outline-level="2"><text:bookmark-start text:name="__RefHeading___Toc2091_587109019"/><text:span text:style-name="T240">2.3<text:tab/></text:span>Datenstruktur<text:span text:style-name="T254">en</text:span><text:bookmark-end text:name="__RefHeading___Toc2091_587109019"/></text:h>
      <text:p text:style-name="P52">Eine Datenstruktur ist ein gewisses System, nach de<text:span text:style-name="T176">m</text:span> Daten<text:span text:style-name="T174">sammlungen mehrerer Elemente strukturiert gespeichert werden</text:span><text:span text:style-name="T173"> </text:span><text:span text:style-name="T175">können. </text:span><text:span text:style-name="T177">Zwei häufig verwendete Datenstrukturen sind Arrays und Listen.</text:span></text:p>
      <text:p text:style-name="P109"><text:span text:style-name="T357">Quellen: </text:span>[INF1], [INF2]</text:p>
      <text:h text:style-name="Heading_20_2" text:outline-level="2"><text:bookmark-start text:name="__RefHeading___Toc2093_587109019"/><text:span text:style-name="T241">2.4<text:tab/></text:span><text:span text:style-name="T181">Anhängen von Elementen an </text:span>Listen<text:bookmark-end text:name="__RefHeading___Toc2093_587109019"/></text:h>
      <text:p text:style-name="P53">Die Datenstruktur Liste ist eine endliche <text:span text:style-name="T178">F</text:span>olge von Elementen, der Elemente hinzugefügt oder entfernt werden können. <text:span text:style-name="T182">Bei der Installation von </text:span><text:span text:style-name="T179">Python </text:span><text:span text:style-name="T182">sind Listen standardmäßig enthalten und </text:span><text:span text:style-name="T179">werden </text:span><text:span text:style-name="T183">in der Praxis </text:span><text:span text:style-name="T179">sehr häufig verwendet. </text:span><text:span text:style-name="T265">Ist in dieser Facharbeit von Listen die Rede, so handelt es sich um die Listen </text:span><text:span text:style-name="T358">der Programmiersprache</text:span><text:span text:style-name="T265"> Python. </text:span></text:p>
      <text:p text:style-name="P54">Beim Arbeiten mit Listen werden häufig Elemente angehängt. <text:span text:style-name="T180">Dabei wird die Datenstruktur um das neue Element am Ende erweitert und die ursprünglichen Elemente bleiben erhalten.</text:span></text:p>
      <text:p text:style-name="P55">Bei Listen wird dafür die Methode <text:span text:style-name="T333">.append</text:span><text:span text:style-name="T346">()</text:span><text:span text:style-name="T184"> auf die Liste mit dem neuen Element als Argument aufgerufen:</text:span></text:p>
      <text:p text:style-name="P112"><text:span text:style-name="T376">l</text:span>iste.append(<text:span text:style-name="T207">neuesElement</text:span>)</text:p>
      <text:p text:style-name="P69"><text:span text:style-name="T185">Beim Anhängen von Elementen wird der </text:span><text:span text:style-name="T359">belegte Speicherplatz durch die Liste manchmal</text:span><text:span text:style-name="T185"> erweitert. </text:span><text:span text:style-name="T186">Beim Erweitern des Speicherplatzes der Liste wird zuzüglich ein Puffer von </text:span><text:span text:style-name="T194">rund</text:span><text:span text:style-name="T186"> </text:span><text:span text:style-name="T186"><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86">der benötigten Größe freigehalten. </text:span><text:span text:style-name="T187">Dadurch muss d</text:span><text:span text:style-name="T360">er</text:span><text:span text:style-name="T187"> </text:span><text:span text:style-name="T188">Speicher</text:span><text:span text:style-name="T360">bedarf</text:span><text:span text:style-name="T187"> der Liste nicht </text:span><text:soft-page-break/><text:span text:style-name="T187">immer verändert werden, wenn neue Elemente angehängt werden, sondern </text:span><text:span text:style-name="T361">nur</text:span><text:span text:style-name="T187">, wenn </text:span><text:span text:style-name="T189">der freigehaltene Speicherplatz</text:span><text:span text:style-name="T187"> nicht mehr ausreicht. </text:span><text:span text:style-name="T362">Reicht der Speicherplatz aus, so wird d</text:span><text:span text:style-name="T190">as neue Element, das der Liste angehängt werden soll, in den nächsten freien </text:span><text:span text:style-name="T363">Platz</text:span><text:span text:style-name="T190"> des </text:span><text:span text:style-name="T367">beanspruchten </text:span><text:span text:style-name="T190">Speichers </text:span><text:span text:style-name="T367">der Liste</text:span><text:span text:style-name="T190"> </text:span><text:span text:style-name="T364">ein</text:span><text:span text:style-name="T190">gefügt. </text:span><text:span text:style-name="T191">Da die Liste ihre Größe </text:span><text:span text:style-name="T197">s</text:span><text:span text:style-name="T198">pe</text:span><text:span text:style-name="T197">ichert</text:span><text:span text:style-name="T191"> und jeder </text:span><text:span text:style-name="T365">Slot für </text:span><text:span text:style-name="T366">die</text:span><text:span text:style-name="T365"> Element</text:span><text:span text:style-name="T366">e</text:span><text:span text:style-name="T191"> gleich groß ist, kann berechnet werden, wo das nächste Element gespeichert </text:span><text:span text:style-name="T192">werden so</text:span><text:span text:style-name="T193">ll</text:span><text:span text:style-name="T191">. </text:span><text:span text:style-name="T199">Dadurch hat das <text:s/>Anhängen von Elementen nach [</text:span><text:span text:style-name="T203">PYO3</text:span><text:span text:style-name="T199">] </text:span><text:span text:style-name="T201">in der Regel</text:span><text:span text:style-name="T200"> </text:span><text:span text:style-name="T199">eine </text:span><text:span text:style-name="T202">Laufzeit</text:span><text:span text:style-name="T199">komplexität von O(1).</text:span></text:p>
      <text:p text:style-name="P110"><text:span text:style-name="T368">Quellen: </text:span>[INF3], <text:span text:style-name="T195">[</text:span><text:span text:style-name="T296">HTD</text:span><text:span text:style-name="T195">1], </text:span><text:span text:style-name="T196">[PYO2], [PYO</text:span><text:span text:style-name="T204">3</text:span><text:span text:style-name="T196">]</text:span></text:p>
      <text:h text:style-name="Heading_20_2" text:outline-level="2"><text:bookmark-start text:name="__RefHeading___Toc2095_587109019"/><text:span text:style-name="T242">2.5<text:tab/></text:span>Anhängen von Elementen an Arrays<text:bookmark-end text:name="__RefHeading___Toc2095_587109019"/></text:h>
      <text:p text:style-name="P56">Arrays sind ähnlich wie Listen endliche Folgen von Elementen. <text:span text:style-name="T205">Der große Unterschied ist jedoch, dass bei Arrays in der Regel die Größe nicht veränderbar ist, also keine Elemente hinzugefügt oder entfernt werden können. </text:span><text:span text:style-name="T206">Bei den Arrays, die von der Programmbibliothek NumPy zur Verfügung gestellt werden gibt es jedoch auch die Möglichkeit, dem Array Elemente hinzuzufügen oder zu entfernen. </text:span><text:span text:style-name="T266">Wird in dieser Facharbeit der Begriff Array verwendet, so ist damit </text:span><text:span text:style-name="T370">ein</text:span><text:span text:style-name="T266"> Array </text:span><text:span text:style-name="T369">gemeint, </text:span><text:span text:style-name="T372">das</text:span><text:span text:style-name="T370"> durch das</text:span><text:span text:style-name="T266"> Modul NumPy </text:span><text:span text:style-name="T370">in Python bereitgestellt wird</text:span><text:span text:style-name="T266">.</text:span></text:p>
      <text:p text:style-name="P57">Wenn man einem Array Elemente hinzufügen will, wird <text:span text:style-name="T373">das</text:span> Array immer an einen neuen Ort verschoben und erst dann wird das neue Element angehängt. <text:span text:style-name="T208">Es wird nicht wie </text:span><text:span text:style-name="T209">bei Listen</text:span><text:span text:style-name="T208"> Speicher für neue Elemente freigehalten. </text:span><text:span text:style-name="T207">Um Elemente anzuhängen wird hier die Methode </text:span><text:span text:style-name="T347">numpy.append()</text:span><text:span text:style-name="T207"> verwendet, die </text:span><text:span text:style-name="T374">das</text:span><text:span text:style-name="T207"> neue Array zurückgibt. Als Argumente müssen d</text:span><text:span text:style-name="T371">as</text:span><text:span text:style-name="T207"> alte Array und das neue Element übergeben werden:</text:span></text:p>
      <text:p text:style-name="P118"><text:span text:style-name="T375">a</text:span>rray = numpy.append(<text:span text:style-name="T207">alte</text:span><text:span text:style-name="T217">s</text:span>Array, neuesElement)</text:p>
      <text:p text:style-name="P71">Da d<text:span text:style-name="T377">as</text:span> Array durch jedes Anhängen von Elementen au<text:span text:style-name="T377">f</text:span>wendig neu platziert werden muss, entwickelt sich nach [GIH1] <text:span text:style-name="T211">beim Anhängen von mehreren Elementen ein exponentielles Wachstum </text:span><text:span text:style-name="T212">mit der Laufzeitkomplexität O(n²). </text:span></text:p>
      <text:p text:style-name="P70"><text:span text:style-name="T377">Quellen: </text:span>[NPY1], <text:span text:style-name="T210">[GIH1]</text:span></text:p>
      <text:h text:style-name="Heading_20_2" text:outline-level="2"><text:bookmark-start text:name="__RefHeading___Toc2097_587109019"/><text:span text:style-name="T243">2.6<text:tab/></text:span>Datentypen<text:bookmark-end text:name="__RefHeading___Toc2097_587109019"/></text:h>
      <text:p text:style-name="P72">Datentypen bestimmen, wie ein Computer gewisse Daten speichert. <text:span text:style-name="T213">Beispielsweise werden Fließkommazahlen anders gespeichert als ganze Zahlen. </text:span><text:span text:style-name="T214">Das hat auch Auswirkungen auf den Speicherplatz, der durch die Daten eingenommen wird. </text:span><text:span text:style-name="T215">Bei ganzen Zahlen ist in Python beispielweise der Speicherbedarf von der Größe der Zahl abhängig. </text:span></text:p>
      <text:p text:style-name="P73">Relevant für diese Facharbeit ist der Datentyp Float, der es ermöglicht Fließkommazahlen zu speichern. <text:span text:style-name="T216">In Python ist die Größe dieses Datentyps konstant. </text:span></text:p>
      <text:h text:style-name="P100" text:outline-level="1"><text:bookmark-start text:name="__RefHeading___Toc1228_587109019"/><text:span text:style-name="T244">3<text:tab/></text:span>Durchführung<text:bookmark-end text:name="__RefHeading___Toc1228_587109019"/></text:h>
      <text:p text:style-name="P47">Dieses Kapitel geht auf die Umsetzung der Messungen ein. Es wird erläutert, wie der Algorithmus zur Messung implementiert wurde, auf welchem System die Messungen durchgeführt wurde<text:span text:style-name="T378">n</text:span> und worauf noch geachtet wurde.</text:p>
      <text:p text:style-name="P115"><text:span text:style-name="T256">Zunächst</text:span> geht es um den Algorithmus zum Erfassen der Messdaten. <text:span text:style-name="T134">Im wesentlichen </text:span><text:span text:style-name="T140">hängt der Algorithmus in 10000 Wiederholungen den Datenstrukturen jeweils ein Element pro Wiederholung an und erfasst für jede dieser Wiederholungen</text:span><text:span text:style-name="T135"> </text:span><text:span text:style-name="T380">folgende Daten </text:span><text:span text:style-name="T381">für das Array und die Liste</text:span><text:span text:style-name="T380">:</text:span></text:p>
      <table:table table:name="Table3" table:style-name="Table3">
        <table:table-column table:style-name="Table3.A"/>
        <table:table-column table:style-name="Table3.B"/>
        <table:table-row table:style-name="TableLine2487744394304">
          <table:table-cell table:style-name="Table3.A1" office:value-type="string">
            <text:p text:style-name="P105">Gesamtlaufzeit:</text:p>
          </table:table-cell>
          <table:table-cell table:style-name="Table3.A1" office:value-type="string">
            <text:p text:style-name="P106">Gesamte Laufzeit, die insgesamt benötigt wurde, um alle bisher hinzugefügten Elemente der Datenstruktur anzuhängen, <text:span text:style-name="T385">in Sekunden</text:span>.</text:p>
          </table:table-cell>
        </table:table-row>
        <table:table-row table:style-name="TableLine2487744394304">
          <table:table-cell table:style-name="Table3.A1" office:value-type="string">
            <text:p text:style-name="P105">Laufzeitveränderung:</text:p>
          </table:table-cell>
          <table:table-cell table:style-name="Table3.A1" office:value-type="string">
            <text:p text:style-name="P106">Benötigte Laufzeit für das Anhängen des letzten Elements <text:span text:style-name="T385">in Sekunden</text:span>.</text:p>
          </table:table-cell>
        </table:table-row>
        <table:table-row table:style-name="TableLine2487744394304">
          <table:table-cell table:style-name="Table3.A1" office:value-type="string">
            <text:p text:style-name="P105">Belegter Speicherplatz:</text:p>
          </table:table-cell>
          <table:table-cell table:style-name="Table3.A1" office:value-type="string">
            <text:p text:style-name="P107">Gesamter Speicherbedarf der Datenstruktur <text:span text:style-name="T383">in Bytes.</text:span></text:p>
          </table:table-cell>
        </table:table-row>
        <table:table-row table:style-name="TableLine2487744394304">
          <table:table-cell table:style-name="Table3.A1" office:value-type="string">
            <text:p text:style-name="P105">Speicherveränderung:</text:p>
          </table:table-cell>
          <table:table-cell table:style-name="Table3.A1" office:value-type="string">
            <text:p text:style-name="P108">Veränderung des belegten Speicherplatzes durch das Anhängen des letzten Elements <text:span text:style-name="T384">in Bytes</text:span>.</text:p>
          </table:table-cell>
        </table:table-row>
      </table:table>
      <text:p text:style-name="P115"><text:span text:style-name="T144">Die erfassten Daten werden in </text:span><text:span text:style-name="T145">sep</text:span><text:span text:style-name="T146">a</text:span><text:span text:style-name="T145">raten </text:span><text:span text:style-name="T144">Dateien gespeichert.</text:span></text:p>
      <text:p text:style-name="P22"><text:span text:style-name="T147">Als Element, das den Datenstrukturen angehängt wird, wird für jede Wiederholung ein</text:span><text:span text:style-name="T149">e</text:span><text:span text:style-name="T147"> </text:span><text:span text:style-name="T149">Zufallszahl des Datentyps Float</text:span><text:span text:style-name="T147"> zwischen null und eins generiert, da diese eine konstante Größe hat und somit ungewöhnliche Entwicklungen </text:span><text:span text:style-name="T148">durch </text:span><text:span text:style-name="T150">verschieden</text:span><text:span text:style-name="T148"> </text:span><text:span text:style-name="T150">g</text:span><text:span text:style-name="T148">roße Elemente vermieden werden.</text:span></text:p>
      <text:p text:style-name="P22"><text:span text:style-name="T152">Insgesamt wird der Algorithmus 50 mal wiederholt, sodass man am Ende 50 Dateien hat, die jeweils Messdaten zum Hinzufügen von 10000 Elementen an Arrays und Listen enthalten. </text:span><text:span text:style-name="T153">Dadurch wird es möglich den Effekt von Abweichungen durch äußere Faktoren zu minimieren und aussagekräftige Ergebnisse zu erhalten.</text:span></text:p>
      <text:p text:style-name="P23">Für jede der 10000 Wiederholungen des Anhängen wird der Mittelwert aus den 50 Werten der 50 verschiedenen Dateien berechnet und zusätzlich die größte Abweichung vom Mittelwert. </text:p>
      <text:p text:style-name="P116">Die Messungen wurden in einer virtuellen Maschine mit einem Arbeitsspeicher von 4096MB, einem Prozessor mit einem Kern und einer Taktfrequenz von 3,00 GHz, dem Betriebssystem Ubuntu 20.04.2.0 und Python 3.8.5 als Interpreter durchgeführt.</text:p>
      <text:p text:style-name="P117">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4"> </text:span></text:p>
      <text:p text:style-name="P67"><draw:frame draw:style-name="fr1" draw:name="Frame13" text:anchor-type="char" svg:x="0.9008in" svg:y="0.078in" svg:width="4.3945in" draw:z-index="24"><draw:text-box fo:min-height="9.6543in"><text:p text:style-name="P68">Abbildung <text:span text:style-name="T297">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298">des Algorithmus zum </text:span><text:span text:style-name="T299">Erfassen der Messdaten</text:span></text:p></draw:text-box></draw:frame></text:p>
      <text:h text:style-name="P100" text:outline-level="1"><text:bookmark-start text:name="__RefHeading___Toc1230_587109019"/><text:span text:style-name="T245">4<text:tab/></text:span>Ergebnisse<text:bookmark-end text:name="__RefHeading___Toc1230_587109019"/></text:h>
      <text:p text:style-name="P27"><text:span text:style-name="T18">Nun werden die Ergebnisse der Messungen zur Laufzeit und dem Speicher </text:span><text:span text:style-name="T19">in Form von Diagrammen</text:span><text:span text:style-name="T18"> dargestellt </text:span><text:span text:style-name="T20">und mit Bezug auf die Grundlagen interpretiert</text:span><text:span text:style-name="T18">. </text:span></text:p>
      <text:h text:style-name="Heading_20_2" text:outline-level="2"><text:bookmark-start text:name="__RefHeading___Toc2099_587109019"/><text:span text:style-name="T246">4.1<text:tab/></text:span>Speicherplatzverwaltung <text:span text:style-name="T16">ist</text:span> <text:span text:style-name="T15">fest vorgegeben</text:span><text:bookmark-end text:name="__RefHeading___Toc2099_587109019"/></text:h>
      <text:p text:style-name="P2"><text:span text:style-name="T2">I</text:span><text:span text:style-name="T1">n diesem Kapitel wird verdeutlicht, dass die Speicherplatzverwaltung fest vorgegeben ist.</text:span></text:p>
      <text:p text:style-name="P9"><text:span text:style-name="T67">Das</text:span><text:span text:style-name="T2"> folgenden Diagramm </text:span><text:span text:style-name="T382">1</text:span><text:span text:style-name="T2"> zeig</text:span><text:span text:style-name="T68">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05">iagramm 1: </text:span><text:span text:style-name="T300">Speicherbedarf gesamt</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19"/>
      <text:p text:style-name="P20"><text:soft-page-break/></text:p>
      <text:p text:style-name="P20"/>
      <text:p text:style-name="P4"><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06">iagramm 2: Maximalabweichung</text:span><text:span text:style-name="T316">en</text:span><text:span text:style-name="T306"> Speicherbedarf gesamt</text:span></text:p></draw:text-box></draw:frame></text:p>
      <text:p text:style-name="P15">Die Maximalabweichung <text:span text:style-name="T70">zum Mittelwert </text:span><text:span text:style-name="T69">bei der Speicherbelegung </text:span>beträgt sowohl für Array als auch für Liste <text:span text:style-name="T69">für alle Messwerte</text:span> null Bytes.</text:p>
      <text:p text:style-name="P21">Dadurch lässt sich erschließen, dass die Speicherverwaltung fest vorgegeben ist.</text:p>
      <text:p text:style-name="P10"><text:span text:style-name="T71">Deshalb</text:span> wird <text:span text:style-name="T72">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5"/>
      <text:h text:style-name="P103" text:outline-level="2"><text:bookmark-start text:name="__RefHeading___Toc2101_587109019"/><text:span text:style-name="T247">4.2<text:tab/></text:span>Speicherplatzverwaltung bei Arrays<text:bookmark-end text:name="__RefHeading___Toc2101_587109019"/></text:h>
      <text:p text:style-name="P11">Im folgenden Abschnitt wird die Entwicklung der Speicherplatzverwendung bei Arrays analysiert und in Bezug zu den Grundlagen gesetzt. </text:p>
      <text:p text:style-name="P12"><text:span text:style-name="T42">Durch D</text:span><text:span text:style-name="T73">3</text:span><text:span text:style-name="T42"> </text:span>wird verdeutlicht, wie sich der Speicherbedarf durch <text:span text:style-name="T41">das Hinzufügen von Elementen </text:span><text:span text:style-name="T43">verändert</text:span><text:span text:style-name="T41">. </text:span></text:p>
      <text:p text:style-name="P1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07">iagramm 3: Speicherveränderung Array</text:span></text:p></draw:text-box></draw:frame>m Diagramm kann man ablesen, dass sich der Speicher für jedes hinzugefügte Element um acht Bytes vergrößert. <text:span text:style-name="T44">Somit erklärt sich auch das lineare Wachstum, welches man in D</text:span><text:span text:style-name="T45">1</text:span><text:span text:style-name="T44"> erkennen kann.</text:span></text:p>
      <text:p text:style-name="P13">Das lineare Wachstum ist darauf zurückzuführen, dass bei jedem Hinzufügen eines Elements ein neuer Array aus dem alten Array und dem neuen Element erstellt wird <text:span text:style-name="T47">und dabei kein Speicherplatz für das Hinzufügen von weiteren Elementen eingeplant wird.</text:span></text:p>
      <text:p text:style-name="P6"/>
      <text:h text:style-name="P103" text:outline-level="2"><text:bookmark-start text:name="__RefHeading___Toc2103_587109019"/><text:span text:style-name="T248">4.3<text:tab/></text:span>Speicherplatzverwaltung bei <text:span text:style-name="T46">Listen</text:span><text:bookmark-end text:name="__RefHeading___Toc2103_587109019"/></text:h>
      <text:p text:style-name="P113">Nun geht es um das Wachstum des belegten Speichers bei Listen. <text:span text:style-name="T48">Wie man </text:span><text:span text:style-name="T74">in</text:span><text:span text:style-name="T48"> D1 erkennen kann, wächst die Speicherbelegung stufenweise, anstatt </text:span><text:span text:style-name="T151">linear</text:span><text:span text:style-name="T48"> wie bei <text:s/>Arrays. </text:span><text:span text:style-name="T49">Das ist der Fall, weil bei jeder Vergrößerung des Speicherbedarfs der Liste rund </text:span><text:span text:style-name="T159"><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49"><text:s/>des zuvor benötigten Speicherplatzes zusätzlich reserviert wird. </text:span><text:span text:style-name="T50">Dadurch muss für neue Elemente kein neuer Speicherplatz beansprucht werden, sofern noch genug Platz für das neue Element freigehalten ist, was eine </text:span><text:span text:style-name="T54">Neu</text:span><text:span text:style-name="T50">positionierung der Liste </text:span><text:span text:style-name="T51">vermeide</text:span><text:span text:style-name="T53">n</text:span><text:span text:style-name="T51"> </text:span><text:span text:style-name="T52">kann</text:span><text:span text:style-name="T51">.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08">iagramm 4: Speicherveränderung Liste</text:span></text:p></draw:text-box></draw:frame></text:p>
      <text:p text:style-name="P17"><text:span text:style-name="T78">In D</text:span><text:span text:style-name="T75">4</text:span><text:span text:style-name="T78"> ist abzulesen, dass die Größe der Speicherveränderungen linear steigt, dafür aber die Abstände zwischen den Speichervergrößerungen auch steigen, </text:span><text:span text:style-name="T55">da nur dann der Speicher vergrößert wird, wenn kein freigehaltener Platz für ein neues Element vorhanden ist. </text:span><text:span text:style-name="T56">Das ist unter anderem im Diagramm D1 sehr deutlich zu erkennen. </text:span><text:span text:style-name="T57">Der belegte Speicherplatz durch die Listen steigt immer dann an, wenn diese ungefähr so viel Platz belegen wie die Arrays, bei </text:span><text:span text:style-name="T58">denen</text:span><text:span text:style-name="T57"> kein Platz für neue Elemente reserviert wird. Das heißt auch, dass die Elemente, die den Listen hinzugefügt werden, sowohl bei </text:span><text:span text:style-name="T59">Arrays und Listen genau gleich viel Speicherplatz in Anspruch nehmen, also acht Bytes (siehe </text:span><text:span text:style-name="T80">D3</text:span><text:span text:style-name="T59">).</text:span></text:p>
      <text:p text:style-name="P17"><text:span text:style-name="T60">In D</text:span><text:span text:style-name="T77">5</text:span><text:span text:style-name="T60"> wird deutlich, dass nach rund 9700 hinzugefügten Elementen und einer Speicher</text:span><text:span text:style-name="T61">belegung von rund 7</text:span><text:span text:style-name="T81">8000</text:span><text:span text:style-name="T61"> Bytes eine Vergrößerung des beanspruchten Speichers </text:span><text:span text:style-name="T62">der Liste</text:span><text:span text:style-name="T61"> stattfindet. </text:span></text:p>
      <text:p text:style-name="P18"><text:soft-page-break/></text:p>
      <text:p text:style-name="P114"><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09">iagramm 5: </text:span><text:span text:style-name="T310">Speicherbedarf </text:span><text:span text:style-name="T301">um</text:span><text:span text:style-name="T311"> Element 9700</text:span></text:p></draw:text-box></draw:frame><draw:frame draw:style-name="fr2" draw:name="Frame4" text:anchor-type="char" svg:x="-0.0354in" svg:y="4.3756in" svg:width="5.4382in" draw:z-index="10"><draw:text-box fo:min-height="4.3146in"><text:p text:style-name="P74"><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09">iagramm </text:span><text:span text:style-name="T302">6</text:span><text:span text:style-name="T309">: </text:span><text:span text:style-name="T310">Speicher</text:span><text:span text:style-name="T303">veränderung</text:span><text:span text:style-name="T310"> </text:span><text:span text:style-name="T301">um</text:span><text:span text:style-name="T311"> Element 9700</text:span></text:p></draw:text-box></draw:frame><text:span text:style-name="T79">In D</text:span><text:span text:style-name="T76">6</text:span><text:span text:style-name="T79"> kann man erkennen, dass bei genau der gleichen Speicherplatzvergrößerung bei nach rund 9700 hinzugefügten Elementen, der belegte Speicherplatz um rund 9800 Bytes </text:span><text:soft-page-break/><text:span text:style-name="T79">steigt. </text:span><text:span text:style-name="T63">Zum Vergleich: </text:span><text:span text:style-name="T64">7</text:span><text:span text:style-name="T82">8000</text:span><text:span text:style-name="T65">Bytes</text:span><text:span text:style-name="T64"> * </text:span><text:span text:style-name="T159"><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4"><text:s/>= 97</text:span><text:span text:style-name="T83">50</text:span><text:span text:style-name="T65">Bytes</text:span><text:span text:style-name="T64">. </text:span><text:span text:style-name="T66">Somit wird verdeutlicht, dass die Speichervergrößerung bei der Liste tatsächlich rund </text:span><text:span text:style-name="T159"><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66"><text:s/>des zuvor belegten Speichers beträgt.</text:span></text:p>
      <text:h text:style-name="P103" text:outline-level="2"><text:bookmark-start text:name="__RefHeading___Toc2105_587109019"/><text:span text:style-name="T249">4.4<text:tab/></text:span>Ungenauigkeiten bei Messung<text:span text:style-name="T86">en</text:span> der Laufzeit<text:bookmark-end text:name="__RefHeading___Toc2105_587109019"/></text:h>
      <text:p text:style-name="P34">Bevor in den nächsten Kapitel die Laufzeiten der Arrays und Listen in Bezug auf die Grundlegenden Informationen analysiert und interpretiert werden, wird es <text:span text:style-name="T86">hier um die Ungenauigkeiten der Messungen gehen. </text:span><text:span text:style-name="T87">Die Diagramme dieses Abschnitts repräsentieren alle die Messwerte der gleichen zufällig ausgewählten Messung.</text:span></text:p>
      <text:p text:style-name="P34"><text:span text:style-name="T88">Diagramm D7 </text:span><draw:frame draw:style-name="fr1" draw:name="Frame5" text:anchor-type="char" svg:x="0.0146in" svg:y="0.322in" svg:width="6.3972in" draw:z-index="12"><draw:text-box fo:min-height="5in"><text:p text:style-name="P75"><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2">iagramm 7: </text:span><text:span text:style-name="T304">Beispielmessung</text:span><text:span text:style-name="T315"> </text:span><text:span text:style-name="T312">Laufzeitveränderung Liste bis Element 1000</text:span></text:p></draw:text-box></draw:frame><text:span text:style-name="T88">bildet die Laufzeitveränderung je hinzugefügtes Element ab.</text:span></text:p>
      <text:p text:style-name="P35">Hier ist zu erkennen, dass die Laufzeitveränderungen sich an verschiedenen Werten orientieren und alle ein <text:span text:style-name="T128">Nullfaches, Zweifaches, Dreifaches, usw.</text:span> vom kleinsten Wert <text:span text:style-name="T89">über null sind</text:span>. <text:span text:style-name="T127">Dieser</text:span><text:span text:style-name="T90"> </text:span><text:span text:style-name="T127">beträgt</text:span><text:span text:style-name="T90"> in diesem Diagramm etwas mehr als 2*10</text:span><text:span text:style-name="T91">-7 </text:span><text:span text:style-name="T95">Sekunden. </text:span></text:p>
      <text:p text:style-name="P36">Außerdem zeigt das Diagramm, dass in manchen Fällen die Laufzeitveränderung null Sekunden wäre. Das heißt, dass ein Element an die List hinzugefügt wird ohne dass Zeit vergeht. Das ist technisch nicht möglich. </text:p>
      <text:p text:style-name="P37">Deshalb ist es vermutlich so, dass <text:span text:style-name="T130">das Ergebnis</text:span> <text:span text:style-name="T130">der</text:span> hier verwendete Methode der Zeitmessung nur in gleichmäßigen Schritten <text:span text:style-name="T129">steigen kann, </text:span><text:span text:style-name="T132">die</text:span><text:span text:style-name="T131"> in diesem Beispiel rund 2*10</text:span><text:span text:style-name="T92">-7 </text:span><text:span text:style-name="T96">Sekunden </text:span><text:span text:style-name="T97">betragen.</text:span></text:p>
      <text:p text:style-name="P38"/>
      <text:p text:style-name="P38"/>
      <text:p text:style-name="P38"><text:soft-page-break/></text:p>
      <text:p text:style-name="P38"/>
      <text:p text:style-name="P39"><text:span text:style-name="T84">E</text:span><text:span text:style-name="T85">in anderes interessantes Merkmal wird in D8 deutlich.</text:span></text:p>
      <text:p text:style-name="P28"><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13">iagramm 8: </text:span><text:span text:style-name="T317">Beispielmessung </text:span><text:span text:style-name="T314">Laufzeitveränderung gesamt</text:span></text:p></draw:text-box></draw:frame><text:span text:style-name="T133">Hier is</text:span><text:span text:style-name="T31">t zu erkennen, dass beim Hinzufügen </text:span><text:span text:style-name="T27">der meisten</text:span><text:span text:style-name="T31"> Elemente die Laufzeitveränderung </text:span><text:span text:style-name="T27">sehr klein ist, diese in </text:span><text:span text:style-name="T28">Einzelfällen</text:span><text:span text:style-name="T27"> jedoch extrem hoch sein kann. </text:span><text:span text:style-name="T21">Bei dieser Messung war das vor allem bei Arrays der Fall. </text:span><text:span text:style-name="T22">Da Arrays bei jedem Hinzufügen von Elementen </text:span><text:span text:style-name="T23">neu platziert</text:span><text:span text:style-name="T22"> werden, </text:span><text:span text:style-name="T24">lassen sich diese extremen Abweichungen nicht auf eine Speicherveränderung, sondern auf äußere Faktoren </text:span><text:span text:style-name="T25">wie Hintergrundprozesse des Betrieb</text:span><text:span text:style-name="T26">s</text:span><text:span text:style-name="T25">system</text:span><text:span text:style-name="T26">s </text:span><text:span text:style-name="T24">zurückführen.</text:span></text:p>
      <text:h text:style-name="P103" text:outline-level="2"><text:bookmark-start text:name="__RefHeading___Toc2107_587109019"/><text:span text:style-name="T30">4.5<text:tab/></text:span><text:span text:style-name="T24">L</text:span><text:span text:style-name="T17">aufzeitentwicklung bei Listen</text:span><text:bookmark-end text:name="__RefHeading___Toc2107_587109019"/></text:h>
      <text:p text:style-name="P29"><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18">iagramm 9: Mittelwerte Laufzeitveränderung Liste gesamt</text:span></text:p></draw:text-box></draw:frame><text:span text:style-name="T17">In diesem Kapitel geht es darum, wie sich die Laufzeit beim Anhängen von Elementen an eine Liste entwickelt. </text:span><text:span text:style-name="T29">D9 stellt die Mittelwerte der Laufzeitveränderung für jedes hinzugefügte Element dar.</text:span></text:p>
      <text:p text:style-name="P30"><text:span text:style-name="T29">H</text:span><text:span text:style-name="T17">ier ist zu erkennen, dass abgesehen von einigen Ausreißern die meisten Mittelwerte der Laufzeitveränderungen zwischen 1*10</text:span><text:span text:style-name="T93">-7 </text:span><text:span text:style-name="T119">Sekunden </text:span><text:span text:style-name="T98">und 2*10</text:span><text:span text:style-name="T93">-7</text:span><text:span text:style-name="T98"> Sekunden liegen. </text:span><text:span text:style-name="T99">Es ist nicht zu erkennen, dass die Laufzeitveränderung beim Hinzufügen von Elementen an eine längere Liste größer wird. </text:span><text:span text:style-name="T100">Dementsprechend ist die Laufzeitveränderung unabhängig von der Anzahl der Elemente </text:span><text:span text:style-name="T101">in einer</text:span><text:span text:style-name="T100"> Liste. </text:span><text:span text:style-name="T102">Wenn man von den extremen Abweichungen absieht, führt das ungefähr zu einem linearen Wachstum der Gesamtlaufzeit. </text:span><text:span text:style-name="T106">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0"><text:span text:style-name="T105">In</text:span><text:span text:style-name="T103"> D10 </text:span><text:span text:style-name="T105">ist das lineare Wachstum der Gesamtlaufzeit bei der Liste </text:span><text:span text:style-name="T104">abgesehen von den großen Sprüngen durch die extremen Abweichungen </text:span><text:span text:style-name="T103">zu erkennen . </text:span></text:p>
      <text:p text:style-name="P66"><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19">iagramm 10: </text:span><text:span text:style-name="T320">Mittelwerte Gesamtlaufzeit Liste gesamt</text:span></text:p></draw:text-box></draw:frame></text:p>
      <text:p text:style-name="P44"/>
      <text:h text:style-name="P103" text:outline-level="2"><text:bookmark-start text:name="__RefHeading___Toc2109_587109019"/><text:span text:style-name="T123">4.6<text:tab/></text:span><text:span text:style-name="T107">L</text:span><text:span text:style-name="T103">aufzeitentwicklung bei </text:span><text:span text:style-name="T108">Arrays</text:span><text:bookmark-end text:name="__RefHeading___Toc2109_587109019"/></text:h>
      <text:p text:style-name="P31"><text:span text:style-name="T108">I</text:span><text:span text:style-name="T98">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1">iagramm 11: </text:span><text:span text:style-name="T322">Mittelwerte Laufzeitveränderung Array Unterkante </text:span></text:p></draw:text-box></draw:frame><text:span text:style-name="T98"> </text:span><text:span text:style-name="T109">Das folgende Diagramm </text:span><text:span text:style-name="T110">D11 stellt die Mittelwerte der Laufzeitveränderung für jedes hinzugefügte Element </text:span><text:span text:style-name="T111">bei Arrays</text:span><text:span text:style-name="T110"> dar.</text:span></text:p>
      <text:p text:style-name="P32"><text:span text:style-name="T110">H</text:span><text:span text:style-name="T98">ier ist zu erkennen, dass abgesehen von den vielen Abweichungen die Laufzeitveränderung von anfangs rund 0,5 * 10</text:span><text:span text:style-name="T93">-5</text:span><text:span text:style-name="T98"> Sekunden auf fast 1 * 10</text:span><text:span text:style-name="T93">-5</text:span><text:span text:style-name="T98"> Sekunden am Ende linear ansteigt. </text:span><text:span text:style-name="T112">Dieser lineare Anstieg wird dadurch verursacht, dass Arrays beim Hinzufügen von neuen Elementen aufwändig an einen neuen Ort positioniert werden </text:span><text:span text:style-name="T113">und der Aufwand mit der Anzahl der Elementen im Array wächst</text:span><text:span text:style-name="T112">.</text:span><text:span text:style-name="T98"> </text:span><text:span text:style-name="T112">Das würde zu einem exponentiellen Anstieg der Gesamtlaufzeit führen. Dieser ist jedoch undeutlich, da es extrem viele große Abweichungen gibt, bei denen die Laufzeitveränderung </text:span><text:span text:style-name="T114">deutlich über den oben genannten Werten liegt. </text:span><text:span text:style-name="T115">Diese Abweichungen kommen vermutlich durch Hintergrundprozesse, die nichts mit dem Hinzufügen von Elementen an Arrays zu tun haben. </text:span><text:span text:style-name="T116">Die Abweichungen sind hier häufiger als bei Listen, da das Hinzufügen von Elementen bei Arrays durch das neue platzieren aufwändiger ist und somit die Wahrscheinlichkeit steigt, dass der Prozess durch Hintergrundprozesse unterbrochen wird. </text:span><text:span text:style-name="T117">Der größere Aufwand bei Arrays ist auch in den Diagrammen zu erkennen: In D11 kann man ablesen, dass die </text:span><text:span text:style-name="T118">kleinsten </text:span><text:span text:style-name="T117">Mittelwerte der Arrays beim Hinzufügen eine </text:span><text:soft-page-break/><text:span text:style-name="T117">Laufzeitveränderung </text:span><text:span text:style-name="T118">von etwas weniger als <text:s/></text:span><text:span text:style-name="T98">0,5 * 10</text:span><text:span text:style-name="T93">-5</text:span><text:span text:style-name="T98"> Sekunden </text:span><text:span text:style-name="T119">betragen während </text:span><text:span text:style-name="T120">die kleinsten Mittelwerte</text:span><text:span text:style-name="T119"> nach </text:span><text:span text:style-name="T120">D9 </text:span><text:span text:style-name="T119">bei Listen </text:span><text:span text:style-name="T122">kleiner</text:span><text:span text:style-name="T120"> <text:s/>als </text:span><text:span text:style-name="T121">1*10</text:span><text:span text:style-name="T94">-7 </text:span><text:span text:style-name="T119">Sekunden </text:span><text:span text:style-name="T122">sind.</text:span></text:p>
      <text:p text:style-name="P45"/>
      <text:p text:style-name="P33"><text:span text:style-name="T122">D</text:span><text:span text:style-name="T98">er oben angesprochene exponentielle Anstieg der Gesamtlaufzeit bei Arrays ist in D12 auf Grund der vielen Großen Abweichungen nur undeutlich zu erkennen. </text:span></text:p>
      <text:p text:style-name="P46"><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23">iagramm 12: Mittelwerte Gesamtlaufzeit gesamt</text:span></text:p></draw:text-box></draw:frame></text:p>
      <text:p text:style-name="P58"><text:span text:style-name="T124">Man kann den exponentiellen Anstieg jedoch leicht erahnen, da nach rund 5000 hinzugefügten Elementen die Gesamtlaufzeit ungefähr 0,04 Sekunden beträgt, während sie nach 10000 Elementen bei rund 0.10 Sekunden liegt. </text:span><text:span text:style-name="T125">In dem Diagramm ist auch der Vergleich zwischen dem Hinzufügen von Elementen an Listen und Arrays abgebildet. </text:span><text:span text:style-name="T126">Es ist sehr deutlich zu erkennen, dass Arrays dafür deutlich länger als Listen benötigen.</text:span></text:p>
      <text:h text:style-name="P101" text:outline-level="1"><text:bookmark-start text:name="__RefHeading___Toc1232_587109019"/><text:span text:style-name="T250">5<text:tab/></text:span>Fazit<text:bookmark-end text:name="__RefHeading___Toc1232_587109019"/></text:h>
      <text:h text:style-name="Heading_20_2" text:outline-level="2"><text:bookmark-start text:name="__RefHeading___Toc1234_587109019"/><text:span text:style-name="T251">5.1<text:tab/></text:span>Bewertung<text:bookmark-end text:name="__RefHeading___Toc1234_587109019"/></text:h>
      <text:p text:style-name="P24"><text:span text:style-name="T218">Beim Anhängen von Elementen an </text:span><text:span text:style-name="T219">die</text:span><text:span text:style-name="T218"> Datenstruktur ist eindeutig festzustellen, dass Arrays </text:span><text:span text:style-name="T221">für das Anhängen von Elementen </text:span><text:span text:style-name="T218">eine deutlich höhere Laufzeit beanspruchen als Listen, </text:span><text:span text:style-name="T220">während der Speicherbedarf </text:span><text:span text:style-name="T222">der Datenstrukturen </text:span><text:span text:style-name="T220">ungefähr ähnlich ist. </text:span><text:span text:style-name="T224">Auch wenn das Anhängen von einzelnen Elementen an den Array auf diese Weise hilfreich sein kann, würde ich auf Grund der gewonnenen Erkenntnisse beim Anhängen einer großen Zahl von Elementen an die Datenstruktur eine Alternative wählen.</text:span></text:p>
      <text:p text:style-name="P25"><text:span text:style-name="T220">E</text:span><text:span text:style-name="T218">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52">5.2<text:tab/></text:span>Ausblick<text:bookmark-end text:name="__RefHeading___Toc1236_587109019"/></text:h>
      <text:p text:style-name="P59"><text:span text:style-name="T218">Das Analysieren einer Methode reicht nicht aus, um sich ein Gesamtbild über den Vergleich von Listen und Arrays zu verschaffen. </text:span><text:span text:style-name="T222">Bei beiden Datenstrukturen spielen auch noch weitere Aspekte eine wichtige Rolle, die für einen </text:span><text:span text:style-name="T223">g</text:span><text:span text:style-name="T222">rundlegenden Vergleich essentiell wären. </text:span><text:span text:style-name="T225">Beispiele dafür sind weitere Methoden, spezifische Aspekte, die nur von der jeweiligen Datenstruktur geboten werden, oder das Verhalten bei mehrdimensionalen Datenstrukturen. <text:s/>Auf Grund </text:span><text:span text:style-name="T226">des Umfangs der Arbeit konnten diese Aspekte nicht umgesetzt werden.</text:span></text:p>
      <text:p text:style-name="P60"><text:span text:style-name="T218">Diese Facharbeit war nur ein kleiner Schritt auf dem Weg, die optimale</text:span><text:span text:style-name="T231">n</text:span><text:span text:style-name="T218"> Lösung</text:span><text:span text:style-name="T231">en</text:span><text:span text:style-name="T218"> für Problem</text:span><text:span text:style-name="T232">e</text:span><text:span text:style-name="T218"> beim Entwickeln von Software zu finden</text:span><text:span text:style-name="T227">. </text:span><text:span text:style-name="T228">Vermutlich gibt es eine unendliche Anzahl </text:span><text:span text:style-name="T233">an </text:span><text:span text:style-name="T228">Problemen beim Programmieren, die auf verschieden Weisen gelöst werden können. </text:span><text:span text:style-name="T229">Somit wären auch andere dieser Fallbeispiele Material für weitere Analysen, die den Rahmen dieser Arbeit jedoch </text:span><text:span text:style-name="T230">überschreiten</text:span><text:span text:style-name="T229"> würden. </text:span></text:p>
      <text:h text:style-name="P100" text:outline-level="1"><text:bookmark-start text:name="__RefHeading___Toc1238_587109019"/><text:span text:style-name="T253">6<text:tab/></text:span>Anhang<text:bookmark-end text:name="__RefHeading___Toc1238_587109019"/></text:h>
      <text:h text:style-name="P102"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77">[GIH1]</text:p>
          </table:table-cell>
          <table:table-cell table:style-name="Table1.A1" office:value-type="string">
            <text:p text:style-name="P85"><text:span text:style-name="T267">Github</text:span><text:span text:style-name="T271">, „Why is np.append so slow?“, </text:span><text:a xlink:type="simple" xlink:href="https://github.com/numpy/numpy/issues/17090" text:style-name="Internet_20_link" text:visited-style-name="Visited_20_Internet_20_Link"><text:span text:style-name="T272">https://github.com/numpy/numpy/issues/17090</text:span></text:a><text:span text:style-name="T272">, </text:span><text:span text:style-name="T281">Zugriff</text:span><text:span text:style-name="T273"> am</text:span><text:span text:style-name="T272"> 26.4.2021</text:span></text:p>
          </table:table-cell>
        </table:table-row>
        <table:table-row table:style-name="TableLine2487379821760">
          <table:table-cell table:style-name="Table1.A1" office:value-type="string">
            <text:p text:style-name="P80">[<text:span text:style-name="T295">HTD</text:span><text:span text:style-name="T269">1</text:span>]</text:p>
          </table:table-cell>
          <table:table-cell table:style-name="Table1.A1" office:value-type="string">
            <text:p text:style-name="P86"><text:span text:style-name="T294">Ha</text:span><text:span text:style-name="T39">cking the Desert</text:span><text:span text:style-name="T40">, „Exploring Python’s Implementation of List.append() in C“, </text:span><text:a xlink:type="simple" xlink:href="https://lisantra.wordpress.com/2020/04/24/python-internals-list-append/" text:style-name="Internet_20_link" text:visited-style-name="Visited_20_Internet_20_Link"><text:span text:style-name="T37">https://lisantra.wordpress.com/2020/04/24/python-internals-list-append/</text:span></text:a><text:span text:style-name="T40">, </text:span><text:span text:style-name="T38">Zugriff</text:span><text:span text:style-name="T276"> am 26.4.2021</text:span></text:p>
          </table:table-cell>
        </table:table-row>
        <table:table-row table:style-name="TableLine2487379808704">
          <table:table-cell table:style-name="Table1.A1" office:value-type="string">
            <text:p text:style-name="P78">[INF1]</text:p>
          </table:table-cell>
          <table:table-cell table:style-name="Table1.A1" office:value-type="string">
            <text:p text:style-name="P91"><text:span text:style-name="T268">Inf-Schule</text:span><text:span text:style-name="T282">, „</text:span><text:span text:style-name="T283">Was tun Datenstruktur</text:span><text:span text:style-name="T289">en?“, </text:span><text:a xlink:type="simple" xlink:href="https://www.inf-schule.de/algorithmen/suchbaeume/datenstrukturen/was" text:style-name="Internet_20_link" text:visited-style-name="Visited_20_Internet_20_Link">https://www.inf-schule.de/algorithmen/suchbaeume/datenstrukturen/was</text:a><text:span text:style-name="T284">, </text:span><text:span text:style-name="T288">Zugriff</text:span><text:span text:style-name="T285"> am </text:span><text:span text:style-name="T284">26.4.2021</text:span></text:p>
          </table:table-cell>
        </table:table-row>
        <table:table-row table:style-name="TableLine2487379818224">
          <table:table-cell table:style-name="Table1.A1" office:value-type="string">
            <text:p text:style-name="P78">[INF2]</text:p>
          </table:table-cell>
          <table:table-cell table:style-name="Table1.A1" office:value-type="string">
            <text:p text:style-name="P91"><text:span text:style-name="T268">Inf-Schule</text:span><text:span text:style-name="T275">, </text:span><text:span text:style-name="T290">„</text:span><text:span text:style-name="T291">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86">, </text:span><text:span text:style-name="T288">Zugriff</text:span><text:span text:style-name="T287"> am 26.4.2021</text:span></text:p>
          </table:table-cell>
        </table:table-row>
        <table:table-row table:style-name="TableLine2487379816048">
          <table:table-cell table:style-name="Table1.A1" office:value-type="string">
            <text:p text:style-name="P79">[INF3]</text:p>
          </table:table-cell>
          <table:table-cell table:style-name="Table1.A1" office:value-type="string">
            <text:p text:style-name="P91"><text:span text:style-name="T268">Inf-Schule</text:span><text:span text:style-name="T275">,</text:span><text:span text:style-name="T290"> „</text:span><text:span text:style-name="T292">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2">, </text:span><text:span text:style-name="T288">Zugriff</text:span><text:span text:style-name="T293"> am 26.4.2021</text:span></text:p>
          </table:table-cell>
        </table:table-row>
        <table:table-row table:style-name="TableLine2487379818768">
          <table:table-cell table:style-name="Table1.A1" office:value-type="string">
            <text:p text:style-name="P81">[NPY1]</text:p>
          </table:table-cell>
          <table:table-cell table:style-name="Table1.A1" office:value-type="string">
            <text:p text:style-name="P87">NumPy<text:span text:style-name="T274">, „</text:span><text:span text:style-name="T277">numpy.append“, </text:span><text:a xlink:type="simple" xlink:href="https://numpy.org/doc/stable/reference/generated/numpy.append.html#numpy.append" text:style-name="Internet_20_link" text:visited-style-name="Visited_20_Internet_20_Link"><text:span text:style-name="T277">https://numpy.org/doc/stable/reference/generated/numpy.append.html#numpy.append</text:span></text:a><text:span text:style-name="T277">, </text:span><text:span text:style-name="T288">Zugriff</text:span><text:span text:style-name="T293"> am 26.4.2021</text:span></text:p>
          </table:table-cell>
        </table:table-row>
        <table:table-row table:style-name="TableLine2487379816864">
          <table:table-cell table:style-name="Table1.A1" office:value-type="string">
            <text:p text:style-name="P82">[PY<text:span text:style-name="T270">O</text:span>1]</text:p>
          </table:table-cell>
          <table:table-cell table:style-name="Table1.A1" office:value-type="string">
            <text:p text:style-name="P88">Python<text:span text:style-name="T274">, „</text:span><text:span text:style-name="T278">What is Python? Executive Summary“, </text:span><text:a xlink:type="simple" xlink:href="https://www.python.org/doc/essays/blurb/" text:style-name="Internet_20_link" text:visited-style-name="Visited_20_Internet_20_Link"><text:span text:style-name="T278">https://www.python.org/doc/essays/blurb/</text:span></text:a><text:span text:style-name="T278">, </text:span><text:span text:style-name="T288">Zugriff</text:span><text:span text:style-name="T293"> am 26.4.2021</text:span></text:p>
          </table:table-cell>
        </table:table-row>
        <table:table-row table:style-name="TableLine2487379824752">
          <table:table-cell table:style-name="Table1.A1" office:value-type="string">
            <text:p text:style-name="P83">[PYO2]</text:p>
          </table:table-cell>
          <table:table-cell table:style-name="Table1.A1" office:value-type="string">
            <text:p text:style-name="P89">Python<text:span text:style-name="T274">, „</text:span><text:span text:style-name="T279">Design and History FAQ“, </text:span><text:a xlink:type="simple" xlink:href="https://docs.python.org/3/faq/design.html" text:style-name="Internet_20_link" text:visited-style-name="Visited_20_Internet_20_Link"><text:span text:style-name="T279">https://docs.python.org/3/faq/design.html</text:span></text:a><text:span text:style-name="T279">, </text:span><text:span text:style-name="T288">Zugriff</text:span><text:span text:style-name="T293"> am 26.4.2021</text:span></text:p>
          </table:table-cell>
        </table:table-row>
        <table:table-row table:style-name="TableLine2487379818496">
          <table:table-cell table:style-name="Table1.A1" office:value-type="string">
            <text:p text:style-name="P84">[PYO3]</text:p>
          </table:table-cell>
          <table:table-cell table:style-name="Table1.A1" office:value-type="string">
            <text:p text:style-name="P90">Python<text:span text:style-name="T274">, „</text:span><text:span text:style-name="T280">TimeComplexity“, </text:span><text:a xlink:type="simple" xlink:href="https://wiki.python.org/moin/TimeComplexity" text:style-name="Internet_20_link" text:visited-style-name="Visited_20_Internet_20_Link"><text:span text:style-name="T280">https://wiki.python.org/moin/TimeComplexity</text:span></text:a><text:span text:style-name="T280">, </text:span><text:span text:style-name="T288">Zugriff</text:span><text:span text:style-name="T293"> am 26.4.2021</text:span></text:p>
          </table:table-cell>
        </table:table-row>
      </table:table>
      <text:p text:style-name="P65"/>
      <text:h text:style-name="P104"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5:20:20.223000000</dc:date>
    <meta:editing-duration>PT19H52M2S</meta:editing-duration>
    <meta:editing-cycles>699</meta:editing-cycles>
    <meta:generator>LibreOffice/7.1.0.3$Windows_X86_64 LibreOffice_project/f6099ecf3d29644b5008cc8f48f42f4a40986e4c</meta:generator>
    <meta:document-statistic meta:table-count="3" meta:image-count="13" meta:object-count="4" meta:page-count="23" meta:paragraph-count="171" meta:word-count="3029" meta:character-count="22154" meta:non-whitespace-character-count="19266"/>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